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.96mm"/>
    </style:style>
    <style:style style:name="co3" style:family="table-column">
      <style:table-column-properties fo:break-before="auto" style:column-width="10.48mm"/>
    </style:style>
    <style:style style:name="co4" style:family="table-column">
      <style:table-column-properties fo:break-before="auto" style:column-width="13.4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9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4.51pt double #000000" style:border-line-width="0.53mm 0.53mm 0.53mm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4.51pt double #000000" style:border-line-width-left="0.53mm 0.53mm 0.53mm" fo:border-right="4.51pt double #000000" style:border-line-width-right="0.53mm 0.53mm 0.53mm" fo:border-top="none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4.51pt double #000000" style:border-line-width-bottom="0.53mm 0.53mm 0.53mm" style:text-align-source="fix" style:repeat-content="false" fo:border-left="none" fo:border-right="none" fo:border-top="4.51pt double #000000" style:border-line-width-top="0.53mm 0.53mm 0.53mm" style:vertical-align="middl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lourHistogram" table:style-name="ta1">
        <table:shapes>
          <draw:frame draw:z-index="0" draw:style-name="gr1" draw:text-style-name="P1" svg:width="213.09mm" svg:height="119.86mm" svg:x="438.9mm" svg:y="28.62mm">
            <draw:object draw:notify-on-update-of-ranges="colourHistogram.Z5:colourHistogram.Z31 colourHistogram.AA5:colourHistogram.AA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number-columns-repeated="20" table:default-cell-style-name="Default"/>
        <table:table-column table:style-name="co1" table:number-columns-repeated="4" table:default-cell-style-name="Default"/>
        <table:table-row table:style-name="ro1">
          <table:table-cell table:number-columns-repeated="28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number-columns-repeated="23"/>
        </table:table-row>
        <table:table-row table:style-name="ro1">
          <table:table-cell table:number-columns-repeated="28"/>
        </table:table-row>
        <table:table-row table:style-name="ro1">
          <table:table-cell/>
          <table:table-cell office:value-type="string" calcext:value-type="string">
            <text:p>map</text:p>
          </table:table-cell>
          <table:table-cell office:value-type="float" office:value="0.126" calcext:value-type="float">
            <text:p>0.126</text:p>
          </table:table-cell>
          <table:table-cell table:number-columns-repeated="22"/>
          <table:table-cell office:value-type="string" calcext:value-type="string">
            <text:p>n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std dev</text:p>
          </table:table-cell>
        </table:table-row>
        <table:table-row table:style-name="ro1">
          <table:table-cell/>
          <table:table-cell office:value-type="string" calcext:value-type="string">
            <text:p>std dev</text:p>
          </table:table-cell>
          <table:table-cell office:value-type="float" office:value="0.1002" calcext:value-type="float">
            <text:p>0.1002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0.1204" calcext:value-type="float">
            <text:p>0.1204</text:p>
          </table:table-cell>
          <table:table-cell office:value-type="float" office:value="0.2118" calcext:value-type="float">
            <text:p>0.2118</text:p>
          </table:table-cell>
        </table:table-row>
        <table:table-row table:style-name="ro1">
          <table:table-cell table:number-columns-repeated="25"/>
          <table:table-cell office:value-type="float" office:value="2" calcext:value-type="float">
            <text:p>2</text:p>
          </table:table-cell>
          <table:table-cell office:value-type="float" office:value="0.126" calcext:value-type="float">
            <text:p>0.126</text:p>
          </table:table-cell>
          <table:table-cell office:value-type="float" office:value="0.1002" calcext:value-type="float">
            <text:p>0.1002</text:p>
          </table:table-cell>
        </table:table-row>
        <table:table-row table:style-name="ro1">
          <table:table-cell/>
          <table:table-cell office:value-type="string" calcext:value-type="string">
            <text:p>avg prec</text:p>
          </table:table-cell>
          <table:table-cell office:value-type="string" calcext:value-type="string">
            <text:p>avg recall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office:value-type="float" office:value="0.1049" calcext:value-type="float">
            <text:p>0.1049</text:p>
          </table:table-cell>
          <table:table-cell office:value-type="float" office:value="0.0678" calcext:value-type="float">
            <text:p>0.0678</text:p>
          </table:table-cell>
        </table:table-row>
        <table:table-row table:style-name="ro1">
          <table:table-cell/>
          <table:table-cell office:value-type="float" office:value="0.35" calcext:value-type="float">
            <text:p>0.35</text:p>
          </table:table-cell>
          <table:table-cell office:value-type="float" office:value="0.0124075059244571" calcext:value-type="float">
            <text:p>0.012407505924457</text:p>
          </table:table-cell>
          <table:table-cell/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26" calcext:value-type="float">
            <text:p>0.126</text:p>
          </table:table-cell>
          <table:table-cell office:value-type="float" office:value="0.1002" calcext:value-type="float">
            <text:p>0.1002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0.021692822943367" calcext:value-type="float">
            <text:p>0.0216928229433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1446" calcext:value-type="float">
            <text:p>0.1446</text:p>
          </table:table-cell>
          <table:table-cell office:value-type="float" office:value="0.1034" calcext:value-type="float">
            <text:p>0.1034</text:p>
          </table:table-cell>
        </table:table-row>
        <table:table-row table:style-name="ro1">
          <table:table-cell/>
          <table:table-cell office:value-type="float" office:value="0.283333333333333" calcext:value-type="float">
            <text:p>0.283333333333333</text:p>
          </table:table-cell>
          <table:table-cell office:value-type="float" office:value="0.0306520530057552" calcext:value-type="float">
            <text:p>0.030652053005755</text:p>
          </table:table-cell>
          <table:table-cell/>
          <table:table-cell office:value-type="float" office:value="0.006" calcext:value-type="float">
            <text:p>0.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4" calcext:value-type="float">
            <text:p>0.14</text:p>
          </table:table-cell>
          <table:table-cell office:value-type="float" office:value="0.1209" calcext:value-type="float">
            <text:p>0.1209</text:p>
          </table:table-cell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0.0358244667988586" calcext:value-type="float">
            <text:p>0.035824466798859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2" calcext:value-type="float">
            <text:p>0.00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1381" calcext:value-type="float">
            <text:p>0.1381</text:p>
          </table:table-cell>
          <table:table-cell office:value-type="float" office:value="0.1193" calcext:value-type="float">
            <text:p>0.1193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office:value-type="float" office:value="0.0431707936354404" calcext:value-type="float">
            <text:p>0.04317079363544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124" calcext:value-type="float">
            <text:p>0.124</text:p>
          </table:table-cell>
          <table:table-cell office:value-type="float" office:value="0.1127" calcext:value-type="float">
            <text:p>0.1127</text:p>
          </table:table-cell>
        </table:table-row>
        <table:table-row table:style-name="ro1">
          <table:table-cell/>
          <table:table-cell office:value-type="float" office:value="0.225" calcext:value-type="float">
            <text:p>0.225</text:p>
          </table:table-cell>
          <table:table-cell office:value-type="float" office:value="0.0487929825409876" calcext:value-type="float">
            <text:p>0.04879298254098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1235" calcext:value-type="float">
            <text:p>0.1235</text:p>
          </table:table-cell>
          <table:table-cell office:value-type="float" office:value="0.1166" calcext:value-type="float">
            <text:p>0.1166</text:p>
          </table:table-cell>
        </table:table-row>
        <table:table-row table:style-name="ro1">
          <table:table-cell/>
          <table:table-cell office:value-type="float" office:value="0.214285714285714" calcext:value-type="float">
            <text:p>0.214285714285714</text:p>
          </table:table-cell>
          <table:table-cell office:value-type="float" office:value="0.0542061850306518" calcext:value-type="float">
            <text:p>0.054206185030652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float" office:value="0.006" calcext:value-type="float">
            <text:p>0.0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2" calcext:value-type="float">
            <text:p>0.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32" calcext:value-type="float">
            <text:p>0.132</text:p>
          </table:table-cell>
          <table:table-cell office:value-type="float" office:value="0.1241" calcext:value-type="float">
            <text:p>0.1241</text:p>
          </table:table-cell>
        </table:table-row>
        <table:table-row table:style-name="ro1">
          <table:table-cell/>
          <table:table-cell office:value-type="float" office:value="0.20625" calcext:value-type="float">
            <text:p>0.20625</text:p>
          </table:table-cell>
          <table:table-cell office:value-type="float" office:value="0.0598283739361991" calcext:value-type="float">
            <text:p>0.05982837393619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136" calcext:value-type="float">
            <text:p>0.136</text:p>
          </table:table-cell>
          <table:table-cell office:value-type="float" office:value="0.122" calcext:value-type="float">
            <text:p>0.122</text:p>
          </table:table-cell>
        </table:table-row>
        <table:table-row table:style-name="ro1">
          <table:table-cell/>
          <table:table-cell office:value-type="float" office:value="0.188888888888889" calcext:value-type="float">
            <text:p>0.188888888888889</text:p>
          </table:table-cell>
          <table:table-cell office:value-type="float" office:value="0.0615525118672335" calcext:value-type="float">
            <text:p>0.06155251186723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table:number-columns-repeated="3" office:value-type="float" office:value="0.002" calcext:value-type="float">
            <text:p>0.00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1288" calcext:value-type="float">
            <text:p>0.1288</text:p>
          </table:table-cell>
          <table:table-cell office:value-type="float" office:value="0.1171" calcext:value-type="float">
            <text:p>0.1171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office:value-type="float" office:value="0.0650007877293025" calcext:value-type="float">
            <text:p>0.06500078772930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1265" calcext:value-type="float">
            <text:p>0.1265</text:p>
          </table:table-cell>
          <table:table-cell office:value-type="float" office:value="0.1161" calcext:value-type="float">
            <text:p>0.1161</text:p>
          </table:table-cell>
        </table:table-row>
        <table:table-row table:style-name="ro1">
          <table:table-cell/>
          <table:table-cell office:value-type="float" office:value="0.168181818181818" calcext:value-type="float">
            <text:p>0.168181818181818</text:p>
          </table:table-cell>
          <table:table-cell office:value-type="float" office:value="0.066724925660337" calcext:value-type="float">
            <text:p>0.0667249256603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1299" calcext:value-type="float">
            <text:p>0.1299</text:p>
          </table:table-cell>
          <table:table-cell office:value-type="float" office:value="0.1136" calcext:value-type="float">
            <text:p>0.1136</text:p>
          </table:table-cell>
        </table:table-row>
        <table:table-row table:style-name="ro1">
          <table:table-cell/>
          <table:table-cell office:value-type="float" office:value="0.1625" calcext:value-type="float">
            <text:p>0.1625</text:p>
          </table:table-cell>
          <table:table-cell office:value-type="float" office:value="0.0706229766348497" calcext:value-type="float">
            <text:p>0.07062297663485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1303" calcext:value-type="float">
            <text:p>0.1303</text:p>
          </table:table-cell>
          <table:table-cell office:value-type="float" office:value="0.1105" calcext:value-type="float">
            <text:p>0.1105</text:p>
          </table:table-cell>
        </table:table-row>
        <table:table-row table:style-name="ro1">
          <table:table-cell/>
          <table:table-cell office:value-type="float" office:value="0.153846153846154" calcext:value-type="float">
            <text:p>0.153846153846154</text:p>
          </table:table-cell>
          <table:table-cell office:value-type="float" office:value="0.0723471145658842" calcext:value-type="float">
            <text:p>0.07234711456588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8" calcext:value-type="float">
            <text:p>0.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1234" calcext:value-type="float">
            <text:p>0.1234</text:p>
          </table:table-cell>
          <table:table-cell office:value-type="float" office:value="0.117" calcext:value-type="float">
            <text:p>0.117</text:p>
          </table:table-cell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office:value-type="float" office:value="0.076245165540397" calcext:value-type="float">
            <text:p>0.07624516554039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" calcext:value-type="float">
            <text:p>0.01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.004" calcext:value-type="float">
            <text:p>0.004</text:p>
          </table:table-cell>
          <table:table-cell table:number-columns-repeated="2" office:value-type="float" office:value="0.006" calcext:value-type="float">
            <text:p>0.006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1264" calcext:value-type="float">
            <text:p>0.1264</text:p>
          </table:table-cell>
          <table:table-cell office:value-type="float" office:value="0.1148" calcext:value-type="float">
            <text:p>0.1148</text:p>
          </table:table-cell>
        </table:table-row>
        <table:table-row table:style-name="ro1">
          <table:table-cell/>
          <table:table-cell office:value-type="float" office:value="0.143333333333333" calcext:value-type="float">
            <text:p>0.143333333333333</text:p>
          </table:table-cell>
          <table:table-cell office:value-type="float" office:value="0.0779693034714314" calcext:value-type="float">
            <text:p>0.0779693034714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1131" calcext:value-type="float">
            <text:p>0.1131</text:p>
          </table:table-cell>
          <table:table-cell office:value-type="float" office:value="0.107" calcext:value-type="float">
            <text:p>0.107</text:p>
          </table:table-cell>
        </table:table-row>
        <table:table-row table:style-name="ro1">
          <table:table-cell/>
          <table:table-cell office:value-type="float" office:value="0.146875" calcext:value-type="float">
            <text:p>0.146875</text:p>
          </table:table-cell>
          <table:table-cell office:value-type="float" office:value="0.0846568687796864" calcext:value-type="float">
            <text:p>0.084656868779686</text:p>
          </table:table-cell>
          <table:table-cell/>
          <table:table-cell office:value-type="float" office:value="0.004" calcext:value-type="float">
            <text:p>0.004</text:p>
          </table:table-cell>
          <table:table-cell table:number-columns-repeated="3"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" calcext:value-type="float">
            <text:p>0.0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1186" calcext:value-type="float">
            <text:p>0.1186</text:p>
          </table:table-cell>
          <table:table-cell office:value-type="float" office:value="0.1158" calcext:value-type="float">
            <text:p>0.1158</text:p>
          </table:table-cell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office:value-type="float" office:value="0.0914421857985963" calcext:value-type="float">
            <text:p>0.09144218579859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1203" calcext:value-type="float">
            <text:p>0.1203</text:p>
          </table:table-cell>
          <table:table-cell office:value-type="float" office:value="0.1135" calcext:value-type="float">
            <text:p>0.1135</text:p>
          </table:table-cell>
        </table:table-row>
        <table:table-row table:style-name="ro1">
          <table:table-cell/>
          <table:table-cell office:value-type="float" office:value="0.147222222222222" calcext:value-type="float">
            <text:p>0.147222222222222</text:p>
          </table:table-cell>
          <table:table-cell office:value-type="float" office:value="0.0948904616606653" calcext:value-type="float">
            <text:p>0.094890461660665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4" calcext:value-type="float">
            <text:p>0.004</text:p>
          </table:table-cell>
          <table:table-cell table:number-columns-repeated="2"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1113" calcext:value-type="float">
            <text:p>0.1113</text:p>
          </table:table-cell>
          <table:table-cell office:value-type="float" office:value="0.0981" calcext:value-type="float">
            <text:p>0.0981</text:p>
          </table:table-cell>
        </table:table-row>
        <table:table-row table:style-name="ro1">
          <table:table-cell/>
          <table:table-cell office:value-type="float" office:value="0.144736842105263" calcext:value-type="float">
            <text:p>0.144736842105263</text:p>
          </table:table-cell>
          <table:table-cell office:value-type="float" office:value="0.0983387375227342" calcext:value-type="float">
            <text:p>0.09833873752273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4" calcext:value-type="float">
            <text:p>0.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1098" calcext:value-type="float">
            <text:p>0.1098</text:p>
          </table:table-cell>
          <table:table-cell office:value-type="float" office:value="0.0963" calcext:value-type="float">
            <text:p>0.0963</text:p>
          </table:table-cell>
        </table:table-row>
        <table:table-row table:style-name="ro1">
          <table:table-cell/>
          <table:table-cell office:value-type="float" office:value="0.1425" calcext:value-type="float">
            <text:p>0.1425</text:p>
          </table:table-cell>
          <table:table-cell office:value-type="float" office:value="0.101675778679575" calcext:value-type="float">
            <text:p>0.10167577867957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1049" calcext:value-type="float">
            <text:p>0.1049</text:p>
          </table:table-cell>
          <table:table-cell office:value-type="float" office:value="0.0969" calcext:value-type="float">
            <text:p>0.0969</text:p>
          </table:table-cell>
        </table:table-row>
        <table:table-row table:style-name="ro1">
          <table:table-cell table:number-columns-repeated="25"/>
          <table:table-cell office:value-type="float" office:value="32" calcext:value-type="float">
            <text:p>32</text:p>
          </table:table-cell>
          <table:table-cell office:value-type="float" office:value="0.1015" calcext:value-type="float">
            <text:p>0.1015</text:p>
          </table:table-cell>
          <table:table-cell office:value-type="float" office:value="0.0914" calcext:value-type="float">
            <text:p>0.0914</text:p>
          </table:table-cell>
        </table:table-row>
        <table:table-row table:style-name="ro1">
          <table:table-cell table:number-columns-repeated="25"/>
          <table:table-cell office:value-type="float" office:value="34" calcext:value-type="float">
            <text:p>34</text:p>
          </table:table-cell>
          <table:table-cell office:value-type="float" office:value="0.0998" calcext:value-type="float">
            <text:p>0.0998</text:p>
          </table:table-cell>
          <table:table-cell office:value-type="float" office:value="0.0932" calcext:value-type="float">
            <text:p>0.0932</text:p>
          </table:table-cell>
        </table:table-row>
        <table:table-row table:style-name="ro1">
          <table:table-cell table:style-name="ce1"/>
          <table:table-cell table:style-name="ce1" office:value-type="float" office:value="4" calcext:value-type="float">
            <text:p>4</text:p>
          </table:table-cell>
          <table:table-cell table:number-columns-repeated="23"/>
          <table:table-cell office:value-type="float" office:value="36" calcext:value-type="float">
            <text:p>36</text:p>
          </table:table-cell>
          <table:table-cell office:value-type="float" office:value="0.1028" calcext:value-type="float">
            <text:p>0.1028</text:p>
          </table:table-cell>
          <table:table-cell office:value-type="float" office:value="0.0924" calcext:value-type="float">
            <text:p>0.0924</text:p>
          </table:table-cell>
        </table:table-row>
        <table:table-row table:style-name="ro1">
          <table:table-cell table:number-columns-repeated="25"/>
          <table:table-cell office:value-type="float" office:value="38" calcext:value-type="float">
            <text:p>38</text:p>
          </table:table-cell>
          <table:table-cell office:value-type="float" office:value="0.1008" calcext:value-type="float">
            <text:p>0.1008</text:p>
          </table:table-cell>
          <table:table-cell office:value-type="float" office:value="0.0884" calcext:value-type="float">
            <text:p>0.0884</text:p>
          </table:table-cell>
        </table:table-row>
        <table:table-row table:style-name="ro1">
          <table:table-cell/>
          <table:table-cell office:value-type="string" calcext:value-type="string">
            <text:p>map</text:p>
          </table:table-cell>
          <table:table-cell office:value-type="float" office:value="0.126" calcext:value-type="float">
            <text:p>0.126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std dev</text:p>
          </table:table-cell>
          <table:table-cell office:value-type="float" office:value="0.1002" calcext:value-type="float">
            <text:p>0.1002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/>
          <table:table-cell office:value-type="string" calcext:value-type="string">
            <text:p>avg prec</text:p>
          </table:table-cell>
          <table:table-cell office:value-type="string" calcext:value-type="string">
            <text:p>avg recall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35" calcext:value-type="float">
            <text:p>0.35</text:p>
          </table:table-cell>
          <table:table-cell office:value-type="float" office:value="0.0124075059244571" calcext:value-type="float">
            <text:p>0.012407505924457</text:p>
          </table:table-cell>
          <table:table-cell/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0.021692822943367" calcext:value-type="float">
            <text:p>0.0216928229433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83333333333333" calcext:value-type="float">
            <text:p>0.283333333333333</text:p>
          </table:table-cell>
          <table:table-cell office:value-type="float" office:value="0.0306520530057552" calcext:value-type="float">
            <text:p>0.030652053005755</text:p>
          </table:table-cell>
          <table:table-cell/>
          <table:table-cell office:value-type="float" office:value="0.006" calcext:value-type="float">
            <text:p>0.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0.0358244667988586" calcext:value-type="float">
            <text:p>0.035824466798859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2" calcext:value-type="float">
            <text:p>0.0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office:value-type="float" office:value="0.0431707936354404" calcext:value-type="float">
            <text:p>0.04317079363544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25" calcext:value-type="float">
            <text:p>0.225</text:p>
          </table:table-cell>
          <table:table-cell office:value-type="float" office:value="0.0487929825409876" calcext:value-type="float">
            <text:p>0.04879298254098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14285714285714" calcext:value-type="float">
            <text:p>0.214285714285714</text:p>
          </table:table-cell>
          <table:table-cell office:value-type="float" office:value="0.0542061850306518" calcext:value-type="float">
            <text:p>0.054206185030652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float" office:value="0.006" calcext:value-type="float">
            <text:p>0.0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2" calcext:value-type="float">
            <text:p>0.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2" calcext:value-type="float">
            <text:p>0.0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0625" calcext:value-type="float">
            <text:p>0.20625</text:p>
          </table:table-cell>
          <table:table-cell office:value-type="float" office:value="0.0598283739361991" calcext:value-type="float">
            <text:p>0.05982837393619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88888888888889" calcext:value-type="float">
            <text:p>0.188888888888889</text:p>
          </table:table-cell>
          <table:table-cell office:value-type="float" office:value="0.0615525118672335" calcext:value-type="float">
            <text:p>0.06155251186723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table:number-columns-repeated="3" office:value-type="float" office:value="0.002" calcext:value-type="float">
            <text:p>0.00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office:value-type="float" office:value="0.0650007877293025" calcext:value-type="float">
            <text:p>0.06500078772930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68181818181818" calcext:value-type="float">
            <text:p>0.168181818181818</text:p>
          </table:table-cell>
          <table:table-cell office:value-type="float" office:value="0.066724925660337" calcext:value-type="float">
            <text:p>0.0667249256603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625" calcext:value-type="float">
            <text:p>0.1625</text:p>
          </table:table-cell>
          <table:table-cell office:value-type="float" office:value="0.0706229766348497" calcext:value-type="float">
            <text:p>0.07062297663485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53846153846154" calcext:value-type="float">
            <text:p>0.153846153846154</text:p>
          </table:table-cell>
          <table:table-cell office:value-type="float" office:value="0.0723471145658842" calcext:value-type="float">
            <text:p>0.07234711456588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8" calcext:value-type="float">
            <text:p>0.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office:value-type="float" office:value="0.076245165540397" calcext:value-type="float">
            <text:p>0.07624516554039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" calcext:value-type="float">
            <text:p>0.01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.004" calcext:value-type="float">
            <text:p>0.004</text:p>
          </table:table-cell>
          <table:table-cell table:number-columns-repeated="2" office:value-type="float" office:value="0.006" calcext:value-type="float">
            <text:p>0.006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43333333333333" calcext:value-type="float">
            <text:p>0.143333333333333</text:p>
          </table:table-cell>
          <table:table-cell office:value-type="float" office:value="0.0779693034714314" calcext:value-type="float">
            <text:p>0.0779693034714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46875" calcext:value-type="float">
            <text:p>0.146875</text:p>
          </table:table-cell>
          <table:table-cell office:value-type="float" office:value="0.0846568687796864" calcext:value-type="float">
            <text:p>0.084656868779686</text:p>
          </table:table-cell>
          <table:table-cell/>
          <table:table-cell office:value-type="float" office:value="0.004" calcext:value-type="float">
            <text:p>0.004</text:p>
          </table:table-cell>
          <table:table-cell table:number-columns-repeated="3"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" calcext:value-type="float">
            <text:p>0.0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office:value-type="float" office:value="0.0914421857985963" calcext:value-type="float">
            <text:p>0.09144218579859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47222222222222" calcext:value-type="float">
            <text:p>0.147222222222222</text:p>
          </table:table-cell>
          <table:table-cell office:value-type="float" office:value="0.0948904616606653" calcext:value-type="float">
            <text:p>0.094890461660665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4" calcext:value-type="float">
            <text:p>0.004</text:p>
          </table:table-cell>
          <table:table-cell table:number-columns-repeated="2"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44736842105263" calcext:value-type="float">
            <text:p>0.144736842105263</text:p>
          </table:table-cell>
          <table:table-cell office:value-type="float" office:value="0.0983387375227342" calcext:value-type="float">
            <text:p>0.09833873752273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4" calcext:value-type="float">
            <text:p>0.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425" calcext:value-type="float">
            <text:p>0.1425</text:p>
          </table:table-cell>
          <table:table-cell office:value-type="float" office:value="0.101675778679575" calcext:value-type="float">
            <text:p>0.10167577867957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table:number-columns-repeated="4"/>
        </table:table-row>
        <table:table-row table:style-name="ro1" table:number-rows-repeated="2">
          <table:table-cell table:number-columns-repeated="2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/>
          <table:table-cell office:value-type="string" calcext:value-type="string">
            <text:p>map</text:p>
          </table:table-cell>
          <table:table-cell office:value-type="float" office:value="0.1131" calcext:value-type="float">
            <text:p>0.113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std dev</text:p>
          </table:table-cell>
          <table:table-cell office:value-type="float" office:value="0.107" calcext:value-type="float">
            <text:p>0.107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/>
          <table:table-cell office:value-type="string" calcext:value-type="string">
            <text:p>avg prec</text:p>
          </table:table-cell>
          <table:table-cell office:value-type="string" calcext:value-type="string">
            <text:p>avg recall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0.00862068965517241" calcext:value-type="float">
            <text:p>0.008620689655172</text:p>
          </table:table-cell>
          <table:table-cell/>
          <table:table-cell office:value-type="float" office:value="0.006" calcext:value-type="float">
            <text:p>0.0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2" calcext:value-type="float">
            <text:p>0.0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325" calcext:value-type="float">
            <text:p>0.325</text:p>
          </table:table-cell>
          <table:table-cell office:value-type="float" office:value="0.0224137931034483" calcext:value-type="float">
            <text:p>0.022413793103448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2" calcext:value-type="float">
            <text:p>0.0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83333333333333" calcext:value-type="float">
            <text:p>0.283333333333333</text:p>
          </table:table-cell>
          <table:table-cell office:value-type="float" office:value="0.0293103448275862" calcext:value-type="float">
            <text:p>0.029310344827586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2" calcext:value-type="float">
            <text:p>0.0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0.0351473859844271" calcext:value-type="float">
            <text:p>0.0351473859844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" calcext:value-type="float">
            <text:p>0.01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2" calcext:value-type="float">
            <text:p>0.22</text:p>
          </table:table-cell>
          <table:table-cell office:value-type="float" office:value="0.0385956618464961" calcext:value-type="float">
            <text:p>0.038595661846496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02" calcext:value-type="float">
            <text:p>0.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02" calcext:value-type="float">
            <text:p>0.0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91666666666667" calcext:value-type="float">
            <text:p>0.191666666666667</text:p>
          </table:table-cell>
          <table:table-cell office:value-type="float" office:value="0.0403197997775306" calcext:value-type="float">
            <text:p>0.0403197997775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" calcext:value-type="float">
            <text:p>0.0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4" calcext:value-type="float">
            <text:p>0.0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85714285714286" calcext:value-type="float">
            <text:p>0.185714285714286</text:p>
          </table:table-cell>
          <table:table-cell office:value-type="float" office:value="0.045492213570634" calcext:value-type="float">
            <text:p>0.04549221357063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04" calcext:value-type="float">
            <text:p>0.0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8125" calcext:value-type="float">
            <text:p>0.18125</text:p>
          </table:table-cell>
          <table:table-cell office:value-type="float" office:value="0.0506646273637375" calcext:value-type="float">
            <text:p>0.050664627363738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4" calcext:value-type="float">
            <text:p>0.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66666666666667" calcext:value-type="float">
            <text:p>0.166666666666667</text:p>
          </table:table-cell>
          <table:table-cell office:value-type="float" office:value="0.052388765294772" calcext:value-type="float">
            <text:p>0.05238876529477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" calcext:value-type="float">
            <text:p>0.01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2" calcext:value-type="float">
            <text:p>0.0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55" calcext:value-type="float">
            <text:p>0.155</text:p>
          </table:table-cell>
          <table:table-cell office:value-type="float" office:value="0.0541129032258065" calcext:value-type="float">
            <text:p>0.05411290322580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" calcext:value-type="float">
            <text:p>0.0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2" calcext:value-type="float">
            <text:p>0.0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office:value-type="float" office:value="0.0575611790878754" calcext:value-type="float">
            <text:p>0.05756117908787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2" calcext:value-type="float">
            <text:p>0.0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45833333333333" calcext:value-type="float">
            <text:p>0.145833333333333</text:p>
          </table:table-cell>
          <table:table-cell office:value-type="float" office:value="0.0610094549499444" calcext:value-type="float">
            <text:p>0.061009454949944</text:p>
          </table:table-cell>
          <table:table-cell/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4" calcext:value-type="float">
            <text:p>0.0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42307692307692" calcext:value-type="float">
            <text:p>0.142307692307692</text:p>
          </table:table-cell>
          <table:table-cell office:value-type="float" office:value="0.0644577308120134" calcext:value-type="float">
            <text:p>0.064457730812013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2" calcext:value-type="float">
            <text:p>0.0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35714285714286" calcext:value-type="float">
            <text:p>0.135714285714286</text:p>
          </table:table-cell>
          <table:table-cell office:value-type="float" office:value="0.0661818687430478" calcext:value-type="float">
            <text:p>0.06618186874304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26666666666667" calcext:value-type="float">
            <text:p>0.126666666666667</text:p>
          </table:table-cell>
          <table:table-cell office:value-type="float" office:value="0.0661818687430478" calcext:value-type="float">
            <text:p>0.066181868743048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4" calcext:value-type="float">
            <text:p>0.0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25" calcext:value-type="float">
            <text:p>0.125</text:p>
          </table:table-cell>
          <table:table-cell office:value-type="float" office:value="0.0696301446051168" calcext:value-type="float">
            <text:p>0.0696301446051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2" calcext:value-type="float">
            <text:p>0.0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23529411764706" calcext:value-type="float">
            <text:p>0.123529411764706</text:p>
          </table:table-cell>
          <table:table-cell office:value-type="float" office:value="0.0729671857619577" calcext:value-type="float">
            <text:p>0.07296718576195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" calcext:value-type="float">
            <text:p>0.0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02" calcext:value-type="float">
            <text:p>0.0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22222222222222" calcext:value-type="float">
            <text:p>0.122222222222222</text:p>
          </table:table-cell>
          <table:table-cell office:value-type="float" office:value="0.0764154616240267" calcext:value-type="float">
            <text:p>0.076415461624027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2" calcext:value-type="float">
            <text:p>0.0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21052631578947" calcext:value-type="float">
            <text:p>0.121052631578947</text:p>
          </table:table-cell>
          <table:table-cell office:value-type="float" office:value="0.0798637374860957" calcext:value-type="float">
            <text:p>0.07986373748609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2" calcext:value-type="float">
            <text:p>0.02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25" calcext:value-type="float">
            <text:p>0.125</text:p>
          </table:table-cell>
          <table:table-cell office:value-type="float" office:value="0.0867602892102336" calcext:value-type="float">
            <text:p>0.08676028921023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2" calcext:value-type="float">
            <text:p>0.002</text:p>
          </table:table-cell>
          <table:table-cell table:number-columns-repeated="4"/>
        </table:table-row>
      </table:table>
      <table:table table:name="spatialColour" table:style-name="ta1">
        <table:table-column table:style-name="co3" table:default-cell-style-name="ce4"/>
        <table:table-column table:style-name="co4" table:number-columns-repeated="20" table:default-cell-style-name="ce4"/>
        <table:table-column table:style-name="co1" table:number-columns-repeated="1003" table:default-cell-style-name="ce4"/>
        <table:table-row table:style-name="ro2"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0.110330083954908" calcext:value-type="float">
            <text:p>0.110330083954908</text:p>
          </table:table-cell>
          <table:table-cell office:value-type="float" office:value="0.107947831438832" calcext:value-type="float">
            <text:p>0.107947831438832</text:p>
          </table:table-cell>
          <table:table-cell office:value-type="float" office:value="0.134471610245759" calcext:value-type="float">
            <text:p>0.134471610245759</text:p>
          </table:table-cell>
          <table:table-cell office:value-type="float" office:value="0.134248908354344" calcext:value-type="float">
            <text:p>0.134248908354344</text:p>
          </table:table-cell>
          <table:table-cell office:value-type="float" office:value="0.133690847794665" calcext:value-type="float">
            <text:p>0.133690847794665</text:p>
          </table:table-cell>
          <table:table-cell office:value-type="float" office:value="0.136319541484346" calcext:value-type="float">
            <text:p>0.136319541484346</text:p>
          </table:table-cell>
          <table:table-cell office:value-type="float" office:value="0.133617845221567" calcext:value-type="float">
            <text:p>0.133617845221567</text:p>
          </table:table-cell>
          <table:table-cell office:value-type="float" office:value="0.133949721516496" calcext:value-type="float">
            <text:p>0.133949721516496</text:p>
          </table:table-cell>
          <table:table-cell office:value-type="float" office:value="0.132567918570782" calcext:value-type="float">
            <text:p>0.132567918570782</text:p>
          </table:table-cell>
          <table:table-cell office:value-type="float" office:value="0.131937283900045" calcext:value-type="float">
            <text:p>0.131937283900045</text:p>
          </table:table-cell>
          <table:table-cell office:value-type="float" office:value="0.131917697774937" calcext:value-type="float">
            <text:p>0.131917697774937</text:p>
          </table:table-cell>
          <table:table-cell office:value-type="float" office:value="0.133681800708332" calcext:value-type="float">
            <text:p>0.133681800708332</text:p>
          </table:table-cell>
          <table:table-cell office:value-type="float" office:value="0.131837621844508" calcext:value-type="float">
            <text:p>0.131837621844508</text:p>
          </table:table-cell>
          <table:table-cell office:value-type="float" office:value="0.131514686859722" calcext:value-type="float">
            <text:p>0.131514686859722</text:p>
          </table:table-cell>
          <table:table-cell office:value-type="float" office:value="0.133808448445113" calcext:value-type="float">
            <text:p>0.133808448445113</text:p>
          </table:table-cell>
          <table:table-cell office:value-type="float" office:value="0.131416801165404" calcext:value-type="float">
            <text:p>0.131416801165404</text:p>
          </table:table-cell>
          <table:table-cell office:value-type="float" office:value="0.131441056712505" calcext:value-type="float">
            <text:p>0.131441056712505</text:p>
          </table:table-cell>
          <table:table-cell office:value-type="float" office:value="0.133287523593938" calcext:value-type="float">
            <text:p>0.133287523593938</text:p>
          </table:table-cell>
          <table:table-cell office:value-type="float" office:value="0.131340628689656" calcext:value-type="float">
            <text:p>0.131340628689656</text:p>
          </table:table-cell>
          <table:table-cell office:value-type="float" office:value="0.132807587890696" calcext:value-type="float">
            <text:p>0.132807587890696</text:p>
          </table:table-cell>
          <table:table-cell table:number-columns-repeated="1003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office:value-type="float" office:value="0.121310072901447" calcext:value-type="float">
            <text:p>0.121310072901447</text:p>
          </table:table-cell>
          <table:table-cell office:value-type="float" office:value="0.117942131086733" calcext:value-type="float">
            <text:p>0.117942131086733</text:p>
          </table:table-cell>
          <table:table-cell office:value-type="float" office:value="0.142393964378744" calcext:value-type="float">
            <text:p>0.142393964378744</text:p>
          </table:table-cell>
          <table:table-cell office:value-type="float" office:value="0.155099887245219" calcext:value-type="float">
            <text:p>0.155099887245219</text:p>
          </table:table-cell>
          <table:table-cell office:value-type="float" office:value="0.152650235676804" calcext:value-type="float">
            <text:p>0.152650235676804</text:p>
          </table:table-cell>
          <table:table-cell office:value-type="float" office:value="0.153675631521656" calcext:value-type="float">
            <text:p>0.153675631521656</text:p>
          </table:table-cell>
          <table:table-cell office:value-type="float" office:value="0.154665826092069" calcext:value-type="float">
            <text:p>0.154665826092069</text:p>
          </table:table-cell>
          <table:table-cell office:value-type="float" office:value="0.153760050245861" calcext:value-type="float">
            <text:p>0.153760050245861</text:p>
          </table:table-cell>
          <table:table-cell office:value-type="float" office:value="0.151945784135663" calcext:value-type="float">
            <text:p>0.151945784135663</text:p>
          </table:table-cell>
          <table:table-cell office:value-type="float" office:value="0.151001882964687" calcext:value-type="float">
            <text:p>0.151001882964687</text:p>
          </table:table-cell>
          <table:table-cell office:value-type="float" office:value="0.151052018816639" calcext:value-type="float">
            <text:p>0.151052018816639</text:p>
          </table:table-cell>
          <table:table-cell office:value-type="float" office:value="0.151861821011478" calcext:value-type="float">
            <text:p>0.151861821011478</text:p>
          </table:table-cell>
          <table:table-cell office:value-type="float" office:value="0.152407541564619" calcext:value-type="float">
            <text:p>0.152407541564619</text:p>
          </table:table-cell>
          <table:table-cell office:value-type="float" office:value="0.151043264326986" calcext:value-type="float">
            <text:p>0.151043264326986</text:p>
          </table:table-cell>
          <table:table-cell office:value-type="float" office:value="0.150727016561527" calcext:value-type="float">
            <text:p>0.150727016561527</text:p>
          </table:table-cell>
          <table:table-cell office:value-type="float" office:value="0.151551000304875" calcext:value-type="float">
            <text:p>0.151551000304875</text:p>
          </table:table-cell>
          <table:table-cell office:value-type="float" office:value="0.151842160857398" calcext:value-type="float">
            <text:p>0.151842160857398</text:p>
          </table:table-cell>
          <table:table-cell office:value-type="float" office:value="0.152779616222647" calcext:value-type="float">
            <text:p>0.152779616222647</text:p>
          </table:table-cell>
          <table:table-cell office:value-type="float" office:value="0.151125859140818" calcext:value-type="float">
            <text:p>0.151125859140818</text:p>
          </table:table-cell>
          <table:table-cell office:value-type="float" office:value="0.152779425997864" calcext:value-type="float">
            <text:p>0.152779425997864</text:p>
          </table:table-cell>
          <table:table-cell table:number-columns-repeated="1003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office:value-type="float" office:value="0.130954135545726" calcext:value-type="float">
            <text:p>0.130954135545726</text:p>
          </table:table-cell>
          <table:table-cell office:value-type="float" office:value="0.11225608332869" calcext:value-type="float">
            <text:p>0.11225608332869</text:p>
          </table:table-cell>
          <table:table-cell office:value-type="float" office:value="0.140067002468674" calcext:value-type="float">
            <text:p>0.140067002468674</text:p>
          </table:table-cell>
          <table:table-cell office:value-type="float" office:value="0.146946691965426" calcext:value-type="float">
            <text:p>0.146946691965426</text:p>
          </table:table-cell>
          <table:table-cell office:value-type="float" office:value="0.148017457847031" calcext:value-type="float">
            <text:p>0.148017457847031</text:p>
          </table:table-cell>
          <table:table-cell office:value-type="float" office:value="0.147698086078691" calcext:value-type="float">
            <text:p>0.147698086078691</text:p>
          </table:table-cell>
          <table:table-cell office:value-type="float" office:value="0.151313288484416" calcext:value-type="float">
            <text:p>0.151313288484416</text:p>
          </table:table-cell>
          <table:table-cell office:value-type="float" office:value="0.149523919986805" calcext:value-type="float">
            <text:p>0.149523919986805</text:p>
          </table:table-cell>
          <table:table-cell office:value-type="float" office:value="0.149340947019168" calcext:value-type="float">
            <text:p>0.149340947019168</text:p>
          </table:table-cell>
          <table:table-cell office:value-type="float" office:value="0.149851780521781" calcext:value-type="float">
            <text:p>0.149851780521781</text:p>
          </table:table-cell>
          <table:table-cell office:value-type="float" office:value="0.148160193664809" calcext:value-type="float">
            <text:p>0.148160193664809</text:p>
          </table:table-cell>
          <table:table-cell office:value-type="float" office:value="0.148763940732466" calcext:value-type="float">
            <text:p>0.148763940732466</text:p>
          </table:table-cell>
          <table:table-cell office:value-type="float" office:value="0.148845370730216" calcext:value-type="float">
            <text:p>0.148845370730216</text:p>
          </table:table-cell>
          <table:table-cell office:value-type="float" office:value="0.14720268998572" calcext:value-type="float">
            <text:p>0.14720268998572</text:p>
          </table:table-cell>
          <table:table-cell office:value-type="float" office:value="0.148490222828593" calcext:value-type="float">
            <text:p>0.148490222828593</text:p>
          </table:table-cell>
          <table:table-cell office:value-type="float" office:value="0.145992012652253" calcext:value-type="float">
            <text:p>0.145992012652253</text:p>
          </table:table-cell>
          <table:table-cell office:value-type="float" office:value="0.145565234368709" calcext:value-type="float">
            <text:p>0.145565234368709</text:p>
          </table:table-cell>
          <table:table-cell office:value-type="float" office:value="0.147517952054732" calcext:value-type="float">
            <text:p>0.147517952054732</text:p>
          </table:table-cell>
          <table:table-cell office:value-type="float" office:value="0.144819171019913" calcext:value-type="float">
            <text:p>0.144819171019913</text:p>
          </table:table-cell>
          <table:table-cell office:value-type="float" office:value="0.147033471609384" calcext:value-type="float">
            <text:p>0.147033471609384</text:p>
          </table:table-cell>
          <table:table-cell table:number-columns-repeated="1003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office:value-type="float" office:value="0.137728195156797" calcext:value-type="float">
            <text:p>0.137728195156797</text:p>
          </table:table-cell>
          <table:table-cell office:value-type="float" office:value="0.125381150772844" calcext:value-type="float">
            <text:p>0.125381150772844</text:p>
          </table:table-cell>
          <table:table-cell office:value-type="float" office:value="0.14975732284121" calcext:value-type="float">
            <text:p>0.14975732284121</text:p>
          </table:table-cell>
          <table:table-cell office:value-type="float" office:value="0.154349692122739" calcext:value-type="float">
            <text:p>0.154349692122739</text:p>
          </table:table-cell>
          <table:table-cell office:value-type="float" office:value="0.153990651871702" calcext:value-type="float">
            <text:p>0.153990651871702</text:p>
          </table:table-cell>
          <table:table-cell office:value-type="float" office:value="0.155039551780283" calcext:value-type="float">
            <text:p>0.155039551780283</text:p>
          </table:table-cell>
          <table:table-cell office:value-type="float" office:value="0.154510388084842" calcext:value-type="float">
            <text:p>0.154510388084842</text:p>
          </table:table-cell>
          <table:table-cell office:value-type="float" office:value="0.154169829835518" calcext:value-type="float">
            <text:p>0.154169829835518</text:p>
          </table:table-cell>
          <table:table-cell office:value-type="float" office:value="0.153716669638272" calcext:value-type="float">
            <text:p>0.153716669638272</text:p>
          </table:table-cell>
          <table:table-cell office:value-type="float" office:value="0.15364323169979" calcext:value-type="float">
            <text:p>0.15364323169979</text:p>
          </table:table-cell>
          <table:table-cell office:value-type="float" office:value="0.152971637127578" calcext:value-type="float">
            <text:p>0.152971637127578</text:p>
          </table:table-cell>
          <table:table-cell office:value-type="float" office:value="0.152895684585397" calcext:value-type="float">
            <text:p>0.152895684585397</text:p>
          </table:table-cell>
          <table:table-cell office:value-type="float" office:value="0.152153816708249" calcext:value-type="float">
            <text:p>0.152153816708249</text:p>
          </table:table-cell>
          <table:table-cell office:value-type="float" office:value="0.151577325548044" calcext:value-type="float">
            <text:p>0.151577325548044</text:p>
          </table:table-cell>
          <table:table-cell office:value-type="float" office:value="0.153278680788399" calcext:value-type="float">
            <text:p>0.153278680788399</text:p>
          </table:table-cell>
          <table:table-cell office:value-type="float" office:value="0.15245379774371" calcext:value-type="float">
            <text:p>0.15245379774371</text:p>
          </table:table-cell>
          <table:table-cell office:value-type="float" office:value="0.151009658381165" calcext:value-type="float">
            <text:p>0.151009658381165</text:p>
          </table:table-cell>
          <table:table-cell office:value-type="float" office:value="0.152393505759653" calcext:value-type="float">
            <text:p>0.152393505759653</text:p>
          </table:table-cell>
          <table:table-cell office:value-type="float" office:value="0.151937054307097" calcext:value-type="float">
            <text:p>0.151937054307097</text:p>
          </table:table-cell>
          <table:table-cell office:value-type="float" office:value="0.151945879689818" calcext:value-type="float">
            <text:p>0.151945879689818</text:p>
          </table:table-cell>
          <table:table-cell table:number-columns-repeated="1003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office:value-type="float" office:value="0.136642366975245" calcext:value-type="float">
            <text:p>0.136642366975245</text:p>
          </table:table-cell>
          <table:table-cell office:value-type="float" office:value="0.126414540985562" calcext:value-type="float">
            <text:p>0.126414540985562</text:p>
          </table:table-cell>
          <table:table-cell office:value-type="float" office:value="0.150527071412059" calcext:value-type="float">
            <text:p>0.150527071412059</text:p>
          </table:table-cell>
          <table:table-cell office:value-type="float" office:value="0.154017938962308" calcext:value-type="float">
            <text:p>0.154017938962308</text:p>
          </table:table-cell>
          <table:table-cell office:value-type="float" office:value="0.151599632217418" calcext:value-type="float">
            <text:p>0.151599632217418</text:p>
          </table:table-cell>
          <table:table-cell office:value-type="float" office:value="0.149351533523573" calcext:value-type="float">
            <text:p>0.149351533523573</text:p>
          </table:table-cell>
          <table:table-cell office:value-type="float" office:value="0.151527791175483" calcext:value-type="float">
            <text:p>0.151527791175483</text:p>
          </table:table-cell>
          <table:table-cell office:value-type="float" office:value="0.149708109554885" calcext:value-type="float">
            <text:p>0.149708109554885</text:p>
          </table:table-cell>
          <table:table-cell office:value-type="float" office:value="0.148535523396727" calcext:value-type="float">
            <text:p>0.148535523396727</text:p>
          </table:table-cell>
          <table:table-cell office:value-type="float" office:value="0.14989657902213" calcext:value-type="float">
            <text:p>0.14989657902213</text:p>
          </table:table-cell>
          <table:table-cell office:value-type="float" office:value="0.149106652392449" calcext:value-type="float">
            <text:p>0.149106652392449</text:p>
          </table:table-cell>
          <table:table-cell office:value-type="float" office:value="0.149626194105242" calcext:value-type="float">
            <text:p>0.149626194105242</text:p>
          </table:table-cell>
          <table:table-cell office:value-type="float" office:value="0.14859856069475" calcext:value-type="float">
            <text:p>0.14859856069475</text:p>
          </table:table-cell>
          <table:table-cell office:value-type="float" office:value="0.148723968308099" calcext:value-type="float">
            <text:p>0.148723968308099</text:p>
          </table:table-cell>
          <table:table-cell office:value-type="float" office:value="0.148101130422433" calcext:value-type="float">
            <text:p>0.148101130422433</text:p>
          </table:table-cell>
          <table:table-cell office:value-type="float" office:value="0.148748322246689" calcext:value-type="float">
            <text:p>0.148748322246689</text:p>
          </table:table-cell>
          <table:table-cell office:value-type="float" office:value="0.147208286912463" calcext:value-type="float">
            <text:p>0.147208286912463</text:p>
          </table:table-cell>
          <table:table-cell office:value-type="float" office:value="0.147556693238436" calcext:value-type="float">
            <text:p>0.147556693238436</text:p>
          </table:table-cell>
          <table:table-cell office:value-type="float" office:value="0.147177221265955" calcext:value-type="float">
            <text:p>0.147177221265955</text:p>
          </table:table-cell>
          <table:table-cell office:value-type="float" office:value="0.147263060366535" calcext:value-type="float">
            <text:p>0.147263060366535</text:p>
          </table:table-cell>
          <table:table-cell table:number-columns-repeated="1003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office:value-type="float" office:value="0.133783423405085" calcext:value-type="float">
            <text:p>0.133783423405085</text:p>
          </table:table-cell>
          <table:table-cell office:value-type="float" office:value="0.123299097169232" calcext:value-type="float">
            <text:p>0.123299097169232</text:p>
          </table:table-cell>
          <table:table-cell office:value-type="float" office:value="0.144258798914017" calcext:value-type="float">
            <text:p>0.144258798914017</text:p>
          </table:table-cell>
          <table:table-cell office:value-type="float" office:value="0.155174626208017" calcext:value-type="float">
            <text:p>0.155174626208017</text:p>
          </table:table-cell>
          <table:table-cell office:value-type="float" office:value="0.150712824805772" calcext:value-type="float">
            <text:p>0.150712824805772</text:p>
          </table:table-cell>
          <table:table-cell office:value-type="float" office:value="0.150866935499326" calcext:value-type="float">
            <text:p>0.150866935499326</text:p>
          </table:table-cell>
          <table:table-cell office:value-type="float" office:value="0.149320483220845" calcext:value-type="float">
            <text:p>0.149320483220845</text:p>
          </table:table-cell>
          <table:table-cell office:value-type="float" office:value="0.14781256518566" calcext:value-type="float">
            <text:p>0.14781256518566</text:p>
          </table:table-cell>
          <table:table-cell office:value-type="float" office:value="0.148218052044012" calcext:value-type="float">
            <text:p>0.148218052044012</text:p>
          </table:table-cell>
          <table:table-cell office:value-type="float" office:value="0.14901222512403" calcext:value-type="float">
            <text:p>0.14901222512403</text:p>
          </table:table-cell>
          <table:table-cell office:value-type="float" office:value="0.147248615461457" calcext:value-type="float">
            <text:p>0.147248615461457</text:p>
          </table:table-cell>
          <table:table-cell office:value-type="float" office:value="0.146650508714225" calcext:value-type="float">
            <text:p>0.146650508714225</text:p>
          </table:table-cell>
          <table:table-cell office:value-type="float" office:value="0.14667103127625" calcext:value-type="float">
            <text:p>0.14667103127625</text:p>
          </table:table-cell>
          <table:table-cell office:value-type="float" office:value="0.147415328416321" calcext:value-type="float">
            <text:p>0.147415328416321</text:p>
          </table:table-cell>
          <table:table-cell office:value-type="float" office:value="0.145888574703736" calcext:value-type="float">
            <text:p>0.145888574703736</text:p>
          </table:table-cell>
          <table:table-cell office:value-type="float" office:value="0.146000362630374" calcext:value-type="float">
            <text:p>0.146000362630374</text:p>
          </table:table-cell>
          <table:table-cell office:value-type="float" office:value="0.146790957354724" calcext:value-type="float">
            <text:p>0.146790957354724</text:p>
          </table:table-cell>
          <table:table-cell office:value-type="float" office:value="0.146947635339497" calcext:value-type="float">
            <text:p>0.146947635339497</text:p>
          </table:table-cell>
          <table:table-cell office:value-type="float" office:value="0.146342269456611" calcext:value-type="float">
            <text:p>0.146342269456611</text:p>
          </table:table-cell>
          <table:table-cell office:value-type="float" office:value="0.146178750553519" calcext:value-type="float">
            <text:p>0.146178750553519</text:p>
          </table:table-cell>
          <table:table-cell table:number-columns-repeated="1003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office:value-type="float" office:value="0.136643517097824" calcext:value-type="float">
            <text:p>0.136643517097824</text:p>
          </table:table-cell>
          <table:table-cell office:value-type="float" office:value="0.124645947355451" calcext:value-type="float">
            <text:p>0.124645947355451</text:p>
          </table:table-cell>
          <table:table-cell office:value-type="float" office:value="0.147326128761943" calcext:value-type="float">
            <text:p>0.147326128761943</text:p>
          </table:table-cell>
          <table:table-cell office:value-type="float" office:value="0.153137723357615" calcext:value-type="float">
            <text:p>0.153137723357615</text:p>
          </table:table-cell>
          <table:table-cell office:value-type="float" office:value="0.152188766882675" calcext:value-type="float">
            <text:p>0.152188766882675</text:p>
          </table:table-cell>
          <table:table-cell office:value-type="float" office:value="0.15157422126607" calcext:value-type="float">
            <text:p>0.15157422126607</text:p>
          </table:table-cell>
          <table:table-cell office:value-type="float" office:value="0.151195252460448" calcext:value-type="float">
            <text:p>0.151195252460448</text:p>
          </table:table-cell>
          <table:table-cell office:value-type="float" office:value="0.150502717947987" calcext:value-type="float">
            <text:p>0.150502717947987</text:p>
          </table:table-cell>
          <table:table-cell office:value-type="float" office:value="0.148305445346251" calcext:value-type="float">
            <text:p>0.148305445346251</text:p>
          </table:table-cell>
          <table:table-cell office:value-type="float" office:value="0.149343787303102" calcext:value-type="float">
            <text:p>0.149343787303102</text:p>
          </table:table-cell>
          <table:table-cell office:value-type="float" office:value="0.148048554652311" calcext:value-type="float">
            <text:p>0.148048554652311</text:p>
          </table:table-cell>
          <table:table-cell office:value-type="float" office:value="0.148269408110649" calcext:value-type="float">
            <text:p>0.148269408110649</text:p>
          </table:table-cell>
          <table:table-cell office:value-type="float" office:value="0.147520269471908" calcext:value-type="float">
            <text:p>0.147520269471908</text:p>
          </table:table-cell>
          <table:table-cell office:value-type="float" office:value="0.146933412873344" calcext:value-type="float">
            <text:p>0.146933412873344</text:p>
          </table:table-cell>
          <table:table-cell office:value-type="float" office:value="0.146866801514308" calcext:value-type="float">
            <text:p>0.146866801514308</text:p>
          </table:table-cell>
          <table:table-cell office:value-type="float" office:value="0.147816441516844" calcext:value-type="float">
            <text:p>0.147816441516844</text:p>
          </table:table-cell>
          <table:table-cell office:value-type="float" office:value="0.147634869512887" calcext:value-type="float">
            <text:p>0.147634869512887</text:p>
          </table:table-cell>
          <table:table-cell office:value-type="float" office:value="0.147051626236945" calcext:value-type="float">
            <text:p>0.147051626236945</text:p>
          </table:table-cell>
          <table:table-cell office:value-type="float" office:value="0.147218658180477" calcext:value-type="float">
            <text:p>0.147218658180477</text:p>
          </table:table-cell>
          <table:table-cell office:value-type="float" office:value="0.146549507015004" calcext:value-type="float">
            <text:p>0.146549507015004</text:p>
          </table:table-cell>
          <table:table-cell table:number-columns-repeated="1003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office:value-type="float" office:value="0.137670034963085" calcext:value-type="float">
            <text:p>0.137670034963085</text:p>
          </table:table-cell>
          <table:table-cell office:value-type="float" office:value="0.126693693767266" calcext:value-type="float">
            <text:p>0.126693693767266</text:p>
          </table:table-cell>
          <table:table-cell office:value-type="float" office:value="0.14679935356494" calcext:value-type="float">
            <text:p>0.14679935356494</text:p>
          </table:table-cell>
          <table:table-cell office:value-type="float" office:value="0.153475758372596" calcext:value-type="float">
            <text:p>0.153475758372596</text:p>
          </table:table-cell>
          <table:table-cell office:value-type="float" office:value="0.149818020628436" calcext:value-type="float">
            <text:p>0.149818020628436</text:p>
          </table:table-cell>
          <table:table-cell office:value-type="float" office:value="0.150584584025475" calcext:value-type="float">
            <text:p>0.150584584025475</text:p>
          </table:table-cell>
          <table:table-cell office:value-type="float" office:value="0.152087306248262" calcext:value-type="float">
            <text:p>0.152087306248262</text:p>
          </table:table-cell>
          <table:table-cell office:value-type="float" office:value="0.149864609279767" calcext:value-type="float">
            <text:p>0.149864609279767</text:p>
          </table:table-cell>
          <table:table-cell office:value-type="float" office:value="0.149447150044953" calcext:value-type="float">
            <text:p>0.149447150044953</text:p>
          </table:table-cell>
          <table:table-cell office:value-type="float" office:value="0.148645345415803" calcext:value-type="float">
            <text:p>0.148645345415803</text:p>
          </table:table-cell>
          <table:table-cell office:value-type="float" office:value="0.149479811911657" calcext:value-type="float">
            <text:p>0.149479811911657</text:p>
          </table:table-cell>
          <table:table-cell office:value-type="float" office:value="0.148643704697414" calcext:value-type="float">
            <text:p>0.148643704697414</text:p>
          </table:table-cell>
          <table:table-cell office:value-type="float" office:value="0.147351021166125" calcext:value-type="float">
            <text:p>0.147351021166125</text:p>
          </table:table-cell>
          <table:table-cell office:value-type="float" office:value="0.14853996821382" calcext:value-type="float">
            <text:p>0.14853996821382</text:p>
          </table:table-cell>
          <table:table-cell office:value-type="float" office:value="0.147075556485706" calcext:value-type="float">
            <text:p>0.147075556485706</text:p>
          </table:table-cell>
          <table:table-cell office:value-type="float" office:value="0.147007005535185" calcext:value-type="float">
            <text:p>0.147007005535185</text:p>
          </table:table-cell>
          <table:table-cell office:value-type="float" office:value="0.147497742799866" calcext:value-type="float">
            <text:p>0.147497742799866</text:p>
          </table:table-cell>
          <table:table-cell office:value-type="float" office:value="0.147342512966822" calcext:value-type="float">
            <text:p>0.147342512966822</text:p>
          </table:table-cell>
          <table:table-cell office:value-type="float" office:value="0.146568940187809" calcext:value-type="float">
            <text:p>0.146568940187809</text:p>
          </table:table-cell>
          <table:table-cell office:value-type="float" office:value="0.146239245189382" calcext:value-type="float">
            <text:p>0.146239245189382</text:p>
          </table:table-cell>
          <table:table-cell table:number-columns-repeated="1003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office:value-type="float" office:value="0.137846763703493" calcext:value-type="float">
            <text:p>0.137846763703493</text:p>
          </table:table-cell>
          <table:table-cell office:value-type="float" office:value="0.127763323940894" calcext:value-type="float">
            <text:p>0.127763323940894</text:p>
          </table:table-cell>
          <table:table-cell office:value-type="float" office:value="0.148132346134015" calcext:value-type="float">
            <text:p>0.148132346134015</text:p>
          </table:table-cell>
          <table:table-cell office:value-type="float" office:value="0.15455274857915" calcext:value-type="float">
            <text:p>0.15455274857915</text:p>
          </table:table-cell>
          <table:table-cell office:value-type="float" office:value="0.150735793935566" calcext:value-type="float">
            <text:p>0.150735793935566</text:p>
          </table:table-cell>
          <table:table-cell office:value-type="float" office:value="0.152364120414049" calcext:value-type="float">
            <text:p>0.152364120414049</text:p>
          </table:table-cell>
          <table:table-cell office:value-type="float" office:value="0.154330215173473" calcext:value-type="float">
            <text:p>0.154330215173473</text:p>
          </table:table-cell>
          <table:table-cell office:value-type="float" office:value="0.151424492601636" calcext:value-type="float">
            <text:p>0.151424492601636</text:p>
          </table:table-cell>
          <table:table-cell office:value-type="float" office:value="0.150883747498189" calcext:value-type="float">
            <text:p>0.150883747498189</text:p>
          </table:table-cell>
          <table:table-cell office:value-type="float" office:value="0.149896725401303" calcext:value-type="float">
            <text:p>0.149896725401303</text:p>
          </table:table-cell>
          <table:table-cell office:value-type="float" office:value="0.151043929239461" calcext:value-type="float">
            <text:p>0.151043929239461</text:p>
          </table:table-cell>
          <table:table-cell office:value-type="float" office:value="0.149312804215428" calcext:value-type="float">
            <text:p>0.149312804215428</text:p>
          </table:table-cell>
          <table:table-cell office:value-type="float" office:value="0.149235042349757" calcext:value-type="float">
            <text:p>0.149235042349757</text:p>
          </table:table-cell>
          <table:table-cell office:value-type="float" office:value="0.149478530195656" calcext:value-type="float">
            <text:p>0.149478530195656</text:p>
          </table:table-cell>
          <table:table-cell office:value-type="float" office:value="0.148076374956108" calcext:value-type="float">
            <text:p>0.148076374956108</text:p>
          </table:table-cell>
          <table:table-cell office:value-type="float" office:value="0.148794189429453" calcext:value-type="float">
            <text:p>0.148794189429453</text:p>
          </table:table-cell>
          <table:table-cell office:value-type="float" office:value="0.147746296516144" calcext:value-type="float">
            <text:p>0.147746296516144</text:p>
          </table:table-cell>
          <table:table-cell office:value-type="float" office:value="0.148053504791892" calcext:value-type="float">
            <text:p>0.148053504791892</text:p>
          </table:table-cell>
          <table:table-cell office:value-type="float" office:value="0.148037785087022" calcext:value-type="float">
            <text:p>0.148037785087022</text:p>
          </table:table-cell>
          <table:table-cell office:value-type="float" office:value="0.148209875455863" calcext:value-type="float">
            <text:p>0.148209875455863</text:p>
          </table:table-cell>
          <table:table-cell table:number-columns-repeated="1003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office:value-type="float" office:value="0.139157433419111" calcext:value-type="float">
            <text:p>0.139157433419111</text:p>
          </table:table-cell>
          <table:table-cell office:value-type="float" office:value="0.128205104018736" calcext:value-type="float">
            <text:p>0.128205104018736</text:p>
          </table:table-cell>
          <table:table-cell office:value-type="float" office:value="0.147862802860834" calcext:value-type="float">
            <text:p>0.147862802860834</text:p>
          </table:table-cell>
          <table:table-cell office:value-type="float" office:value="0.153178606844555" calcext:value-type="float">
            <text:p>0.153178606844555</text:p>
          </table:table-cell>
          <table:table-cell office:value-type="float" office:value="0.151262278703191" calcext:value-type="float">
            <text:p>0.151262278703191</text:p>
          </table:table-cell>
          <table:table-cell office:value-type="float" office:value="0.150990716926921" calcext:value-type="float">
            <text:p>0.150990716926921</text:p>
          </table:table-cell>
          <table:table-cell office:value-type="float" office:value="0.151297688454258" calcext:value-type="float">
            <text:p>0.151297688454258</text:p>
          </table:table-cell>
          <table:table-cell office:value-type="float" office:value="0.150215409873343" calcext:value-type="float">
            <text:p>0.150215409873343</text:p>
          </table:table-cell>
          <table:table-cell office:value-type="float" office:value="0.14905760898785" calcext:value-type="float">
            <text:p>0.14905760898785</text:p>
          </table:table-cell>
          <table:table-cell office:value-type="float" office:value="0.148702730163785" calcext:value-type="float">
            <text:p>0.148702730163785</text:p>
          </table:table-cell>
          <table:table-cell office:value-type="float" office:value="0.148358380169825" calcext:value-type="float">
            <text:p>0.148358380169825</text:p>
          </table:table-cell>
          <table:table-cell office:value-type="float" office:value="0.14857195760502" calcext:value-type="float">
            <text:p>0.14857195760502</text:p>
          </table:table-cell>
          <table:table-cell office:value-type="float" office:value="0.14694194856481" calcext:value-type="float">
            <text:p>0.14694194856481</text:p>
          </table:table-cell>
          <table:table-cell office:value-type="float" office:value="0.146940282969412" calcext:value-type="float">
            <text:p>0.146940282969412</text:p>
          </table:table-cell>
          <table:table-cell office:value-type="float" office:value="0.147109792205132" calcext:value-type="float">
            <text:p>0.147109792205132</text:p>
          </table:table-cell>
          <table:table-cell office:value-type="float" office:value="0.147620350729479" calcext:value-type="float">
            <text:p>0.147620350729479</text:p>
          </table:table-cell>
          <table:table-cell office:value-type="float" office:value="0.148050392875271" calcext:value-type="float">
            <text:p>0.148050392875271</text:p>
          </table:table-cell>
          <table:table-cell office:value-type="float" office:value="0.147768072184167" calcext:value-type="float">
            <text:p>0.147768072184167</text:p>
          </table:table-cell>
          <table:table-cell office:value-type="float" office:value="0.147017960855284" calcext:value-type="float">
            <text:p>0.147017960855284</text:p>
          </table:table-cell>
          <table:table-cell office:value-type="float" office:value="0.146694510149122" calcext:value-type="float">
            <text:p>0.146694510149122</text:p>
          </table:table-cell>
          <table:table-cell table:number-columns-repeated="1003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office:value-type="float" office:value="0.140371037929076" calcext:value-type="float">
            <text:p>0.140371037929076</text:p>
          </table:table-cell>
          <table:table-cell office:value-type="float" office:value="0.12900109845524" calcext:value-type="float">
            <text:p>0.12900109845524</text:p>
          </table:table-cell>
          <table:table-cell office:value-type="float" office:value="0.148430589135946" calcext:value-type="float">
            <text:p>0.148430589135946</text:p>
          </table:table-cell>
          <table:table-cell office:value-type="float" office:value="0.154682379332924" calcext:value-type="float">
            <text:p>0.154682379332924</text:p>
          </table:table-cell>
          <table:table-cell office:value-type="float" office:value="0.151642246560149" calcext:value-type="float">
            <text:p>0.151642246560149</text:p>
          </table:table-cell>
          <table:table-cell office:value-type="float" office:value="0.15470624446996" calcext:value-type="float">
            <text:p>0.15470624446996</text:p>
          </table:table-cell>
          <table:table-cell office:value-type="float" office:value="0.152829323891463" calcext:value-type="float">
            <text:p>0.152829323891463</text:p>
          </table:table-cell>
          <table:table-cell office:value-type="float" office:value="0.151025337022861" calcext:value-type="float">
            <text:p>0.151025337022861</text:p>
          </table:table-cell>
          <table:table-cell office:value-type="float" office:value="0.1503700264318" calcext:value-type="float">
            <text:p>0.1503700264318</text:p>
          </table:table-cell>
          <table:table-cell office:value-type="float" office:value="0.148017284238161" calcext:value-type="float">
            <text:p>0.148017284238161</text:p>
          </table:table-cell>
          <table:table-cell office:value-type="float" office:value="0.149719406582043" calcext:value-type="float">
            <text:p>0.149719406582043</text:p>
          </table:table-cell>
          <table:table-cell office:value-type="float" office:value="0.148519558148108" calcext:value-type="float">
            <text:p>0.148519558148108</text:p>
          </table:table-cell>
          <table:table-cell office:value-type="float" office:value="0.148600271853771" calcext:value-type="float">
            <text:p>0.148600271853771</text:p>
          </table:table-cell>
          <table:table-cell office:value-type="float" office:value="0.148945952947321" calcext:value-type="float">
            <text:p>0.148945952947321</text:p>
          </table:table-cell>
          <table:table-cell office:value-type="float" office:value="0.147445442875697" calcext:value-type="float">
            <text:p>0.147445442875697</text:p>
          </table:table-cell>
          <table:table-cell office:value-type="float" office:value="0.147618821513126" calcext:value-type="float">
            <text:p>0.147618821513126</text:p>
          </table:table-cell>
          <table:table-cell office:value-type="float" office:value="0.147490176319291" calcext:value-type="float">
            <text:p>0.147490176319291</text:p>
          </table:table-cell>
          <table:table-cell office:value-type="float" office:value="0.147852006804485" calcext:value-type="float">
            <text:p>0.147852006804485</text:p>
          </table:table-cell>
          <table:table-cell office:value-type="float" office:value="0.147358370912949" calcext:value-type="float">
            <text:p>0.147358370912949</text:p>
          </table:table-cell>
          <table:table-cell office:value-type="float" office:value="0.146142018666508" calcext:value-type="float">
            <text:p>0.146142018666508</text:p>
          </table:table-cell>
          <table:table-cell table:number-columns-repeated="1003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office:value-type="float" office:value="0.139589261086944" calcext:value-type="float">
            <text:p>0.139589261086944</text:p>
          </table:table-cell>
          <table:table-cell office:value-type="float" office:value="0.129384923788763" calcext:value-type="float">
            <text:p>0.129384923788763</text:p>
          </table:table-cell>
          <table:table-cell office:value-type="float" office:value="0.149152134790868" calcext:value-type="float">
            <text:p>0.149152134790868</text:p>
          </table:table-cell>
          <table:table-cell office:value-type="float" office:value="0.155948615982916" calcext:value-type="float">
            <text:p>0.155948615982916</text:p>
          </table:table-cell>
          <table:table-cell office:value-type="float" office:value="0.152874202951023" calcext:value-type="float">
            <text:p>0.152874202951023</text:p>
          </table:table-cell>
          <table:table-cell office:value-type="float" office:value="0.1541705181003" calcext:value-type="float">
            <text:p>0.1541705181003</text:p>
          </table:table-cell>
          <table:table-cell office:value-type="float" office:value="0.152151366427327" calcext:value-type="float">
            <text:p>0.152151366427327</text:p>
          </table:table-cell>
          <table:table-cell office:value-type="float" office:value="0.1514114081078" calcext:value-type="float">
            <text:p>0.1514114081078</text:p>
          </table:table-cell>
          <table:table-cell office:value-type="float" office:value="0.151341722929931" calcext:value-type="float">
            <text:p>0.151341722929931</text:p>
          </table:table-cell>
          <table:table-cell office:value-type="float" office:value="0.148923529254947" calcext:value-type="float">
            <text:p>0.148923529254947</text:p>
          </table:table-cell>
          <table:table-cell office:value-type="float" office:value="0.148778940771643" calcext:value-type="float">
            <text:p>0.148778940771643</text:p>
          </table:table-cell>
          <table:table-cell office:value-type="float" office:value="0.148376118842694" calcext:value-type="float">
            <text:p>0.148376118842694</text:p>
          </table:table-cell>
          <table:table-cell office:value-type="float" office:value="0.148067535867431" calcext:value-type="float">
            <text:p>0.148067535867431</text:p>
          </table:table-cell>
          <table:table-cell office:value-type="float" office:value="0.147982241776974" calcext:value-type="float">
            <text:p>0.147982241776974</text:p>
          </table:table-cell>
          <table:table-cell office:value-type="float" office:value="0.14695543510479" calcext:value-type="float">
            <text:p>0.14695543510479</text:p>
          </table:table-cell>
          <table:table-cell office:value-type="float" office:value="0.147054253497466" calcext:value-type="float">
            <text:p>0.147054253497466</text:p>
          </table:table-cell>
          <table:table-cell office:value-type="float" office:value="0.148024413735766" calcext:value-type="float">
            <text:p>0.148024413735766</text:p>
          </table:table-cell>
          <table:table-cell office:value-type="float" office:value="0.146996288030128" calcext:value-type="float">
            <text:p>0.146996288030128</text:p>
          </table:table-cell>
          <table:table-cell office:value-type="float" office:value="0.146486029257712" calcext:value-type="float">
            <text:p>0.146486029257712</text:p>
          </table:table-cell>
          <table:table-cell office:value-type="float" office:value="0.147377047200792" calcext:value-type="float">
            <text:p>0.147377047200792</text:p>
          </table:table-cell>
          <table:table-cell table:number-columns-repeated="1003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office:value-type="float" office:value="0.141000181483839" calcext:value-type="float">
            <text:p>0.141000181483839</text:p>
          </table:table-cell>
          <table:table-cell office:value-type="float" office:value="0.128672048470579" calcext:value-type="float">
            <text:p>0.128672048470579</text:p>
          </table:table-cell>
          <table:table-cell office:value-type="float" office:value="0.149629182962762" calcext:value-type="float">
            <text:p>0.149629182962762</text:p>
          </table:table-cell>
          <table:table-cell office:value-type="float" office:value="0.154509490413749" calcext:value-type="float">
            <text:p>0.154509490413749</text:p>
          </table:table-cell>
          <table:table-cell office:value-type="float" office:value="0.152748975068901" calcext:value-type="float">
            <text:p>0.152748975068901</text:p>
          </table:table-cell>
          <table:table-cell office:value-type="float" office:value="0.153528019956348" calcext:value-type="float">
            <text:p>0.153528019956348</text:p>
          </table:table-cell>
          <table:table-cell office:value-type="float" office:value="0.151579338210232" calcext:value-type="float">
            <text:p>0.151579338210232</text:p>
          </table:table-cell>
          <table:table-cell office:value-type="float" office:value="0.151212598027359" calcext:value-type="float">
            <text:p>0.151212598027359</text:p>
          </table:table-cell>
          <table:table-cell office:value-type="float" office:value="0.150362829560456" calcext:value-type="float">
            <text:p>0.150362829560456</text:p>
          </table:table-cell>
          <table:table-cell office:value-type="float" office:value="0.148781953599699" calcext:value-type="float">
            <text:p>0.148781953599699</text:p>
          </table:table-cell>
          <table:table-cell office:value-type="float" office:value="0.149322436323681" calcext:value-type="float">
            <text:p>0.149322436323681</text:p>
          </table:table-cell>
          <table:table-cell office:value-type="float" office:value="0.149740766911665" calcext:value-type="float">
            <text:p>0.149740766911665</text:p>
          </table:table-cell>
          <table:table-cell office:value-type="float" office:value="0.147437792383529" calcext:value-type="float">
            <text:p>0.147437792383529</text:p>
          </table:table-cell>
          <table:table-cell office:value-type="float" office:value="0.147360457413831" calcext:value-type="float">
            <text:p>0.147360457413831</text:p>
          </table:table-cell>
          <table:table-cell office:value-type="float" office:value="0.146758014068436" calcext:value-type="float">
            <text:p>0.146758014068436</text:p>
          </table:table-cell>
          <table:table-cell office:value-type="float" office:value="0.147086035655349" calcext:value-type="float">
            <text:p>0.147086035655349</text:p>
          </table:table-cell>
          <table:table-cell office:value-type="float" office:value="0.147050692566303" calcext:value-type="float">
            <text:p>0.147050692566303</text:p>
          </table:table-cell>
          <table:table-cell office:value-type="float" office:value="0.146584838664615" calcext:value-type="float">
            <text:p>0.146584838664615</text:p>
          </table:table-cell>
          <table:table-cell office:value-type="float" office:value="0.14613953000876" calcext:value-type="float">
            <text:p>0.14613953000876</text:p>
          </table:table-cell>
          <table:table-cell office:value-type="float" office:value="0.146188054491019" calcext:value-type="float">
            <text:p>0.146188054491019</text:p>
          </table:table-cell>
          <table:table-cell table:number-columns-repeated="1003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office:value-type="float" office:value="0.140330199800551" calcext:value-type="float">
            <text:p>0.140330199800551</text:p>
          </table:table-cell>
          <table:table-cell office:value-type="float" office:value="0.129275081172417" calcext:value-type="float">
            <text:p>0.129275081172417</text:p>
          </table:table-cell>
          <table:table-cell office:value-type="float" office:value="0.147865394308764" calcext:value-type="float">
            <text:p>0.147865394308764</text:p>
          </table:table-cell>
          <table:table-cell office:value-type="float" office:value="0.155959433442382" calcext:value-type="float">
            <text:p>0.155959433442382</text:p>
          </table:table-cell>
          <table:table-cell office:value-type="float" office:value="0.15399174143579" calcext:value-type="float">
            <text:p>0.15399174143579</text:p>
          </table:table-cell>
          <table:table-cell office:value-type="float" office:value="0.153561787182677" calcext:value-type="float">
            <text:p>0.153561787182677</text:p>
          </table:table-cell>
          <table:table-cell office:value-type="float" office:value="0.151791120455721" calcext:value-type="float">
            <text:p>0.151791120455721</text:p>
          </table:table-cell>
          <table:table-cell office:value-type="float" office:value="0.151279610659878" calcext:value-type="float">
            <text:p>0.151279610659878</text:p>
          </table:table-cell>
          <table:table-cell office:value-type="float" office:value="0.150662616776707" calcext:value-type="float">
            <text:p>0.150662616776707</text:p>
          </table:table-cell>
          <table:table-cell office:value-type="float" office:value="0.147661691880681" calcext:value-type="float">
            <text:p>0.147661691880681</text:p>
          </table:table-cell>
          <table:table-cell office:value-type="float" office:value="0.147488036706387" calcext:value-type="float">
            <text:p>0.147488036706387</text:p>
          </table:table-cell>
          <table:table-cell office:value-type="float" office:value="0.148560609393612" calcext:value-type="float">
            <text:p>0.148560609393612</text:p>
          </table:table-cell>
          <table:table-cell office:value-type="float" office:value="0.147278409409547" calcext:value-type="float">
            <text:p>0.147278409409547</text:p>
          </table:table-cell>
          <table:table-cell office:value-type="float" office:value="0.14761176786606" calcext:value-type="float">
            <text:p>0.14761176786606</text:p>
          </table:table-cell>
          <table:table-cell office:value-type="float" office:value="0.145706963004869" calcext:value-type="float">
            <text:p>0.145706963004869</text:p>
          </table:table-cell>
          <table:table-cell office:value-type="float" office:value="0.147080248047546" calcext:value-type="float">
            <text:p>0.147080248047546</text:p>
          </table:table-cell>
          <table:table-cell office:value-type="float" office:value="0.147044074011497" calcext:value-type="float">
            <text:p>0.147044074011497</text:p>
          </table:table-cell>
          <table:table-cell office:value-type="float" office:value="0.146284664504126" calcext:value-type="float">
            <text:p>0.146284664504126</text:p>
          </table:table-cell>
          <table:table-cell office:value-type="float" office:value="0.146014433732863" calcext:value-type="float">
            <text:p>0.146014433732863</text:p>
          </table:table-cell>
          <table:table-cell office:value-type="float" office:value="0.145025907998156" calcext:value-type="float">
            <text:p>0.145025907998156</text:p>
          </table:table-cell>
          <table:table-cell table:number-columns-repeated="1003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office:value-type="float" office:value="0.141322579507303" calcext:value-type="float">
            <text:p>0.141322579507303</text:p>
          </table:table-cell>
          <table:table-cell office:value-type="float" office:value="0.131192301460776" calcext:value-type="float">
            <text:p>0.131192301460776</text:p>
          </table:table-cell>
          <table:table-cell office:value-type="float" office:value="0.149429000240877" calcext:value-type="float">
            <text:p>0.149429000240877</text:p>
          </table:table-cell>
          <table:table-cell office:value-type="float" office:value="0.155713317522048" calcext:value-type="float">
            <text:p>0.155713317522048</text:p>
          </table:table-cell>
          <table:table-cell office:value-type="float" office:value="0.151542889278148" calcext:value-type="float">
            <text:p>0.151542889278148</text:p>
          </table:table-cell>
          <table:table-cell office:value-type="float" office:value="0.15028478040775" calcext:value-type="float">
            <text:p>0.15028478040775</text:p>
          </table:table-cell>
          <table:table-cell office:value-type="float" office:value="0.149952966119435" calcext:value-type="float">
            <text:p>0.149952966119435</text:p>
          </table:table-cell>
          <table:table-cell office:value-type="float" office:value="0.148916279326739" calcext:value-type="float">
            <text:p>0.148916279326739</text:p>
          </table:table-cell>
          <table:table-cell office:value-type="float" office:value="0.149488679362299" calcext:value-type="float">
            <text:p>0.149488679362299</text:p>
          </table:table-cell>
          <table:table-cell office:value-type="float" office:value="0.146392719942311" calcext:value-type="float">
            <text:p>0.146392719942311</text:p>
          </table:table-cell>
          <table:table-cell office:value-type="float" office:value="0.147425723779591" calcext:value-type="float">
            <text:p>0.147425723779591</text:p>
          </table:table-cell>
          <table:table-cell office:value-type="float" office:value="0.147063805682225" calcext:value-type="float">
            <text:p>0.147063805682225</text:p>
          </table:table-cell>
          <table:table-cell office:value-type="float" office:value="0.145718833357971" calcext:value-type="float">
            <text:p>0.145718833357971</text:p>
          </table:table-cell>
          <table:table-cell office:value-type="float" office:value="0.145510939529752" calcext:value-type="float">
            <text:p>0.145510939529752</text:p>
          </table:table-cell>
          <table:table-cell office:value-type="float" office:value="0.144574253844193" calcext:value-type="float">
            <text:p>0.144574253844193</text:p>
          </table:table-cell>
          <table:table-cell office:value-type="float" office:value="0.144304667168337" calcext:value-type="float">
            <text:p>0.144304667168337</text:p>
          </table:table-cell>
          <table:table-cell office:value-type="float" office:value="0.145567454734387" calcext:value-type="float">
            <text:p>0.145567454734387</text:p>
          </table:table-cell>
          <table:table-cell office:value-type="float" office:value="0.146231547653283" calcext:value-type="float">
            <text:p>0.146231547653283</text:p>
          </table:table-cell>
          <table:table-cell office:value-type="float" office:value="0.144506170742613" calcext:value-type="float">
            <text:p>0.144506170742613</text:p>
          </table:table-cell>
          <table:table-cell office:value-type="float" office:value="0.144131561814915" calcext:value-type="float">
            <text:p>0.144131561814915</text:p>
          </table:table-cell>
          <table:table-cell table:number-columns-repeated="1003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office:value-type="float" office:value="0.14125257952522" calcext:value-type="float">
            <text:p>0.14125257952522</text:p>
          </table:table-cell>
          <table:table-cell office:value-type="float" office:value="0.129313742755604" calcext:value-type="float">
            <text:p>0.129313742755604</text:p>
          </table:table-cell>
          <table:table-cell office:value-type="float" office:value="0.148685120276849" calcext:value-type="float">
            <text:p>0.148685120276849</text:p>
          </table:table-cell>
          <table:table-cell office:value-type="float" office:value="0.154344797145029" calcext:value-type="float">
            <text:p>0.154344797145029</text:p>
          </table:table-cell>
          <table:table-cell office:value-type="float" office:value="0.151414773332775" calcext:value-type="float">
            <text:p>0.151414773332775</text:p>
          </table:table-cell>
          <table:table-cell office:value-type="float" office:value="0.151178934012464" calcext:value-type="float">
            <text:p>0.151178934012464</text:p>
          </table:table-cell>
          <table:table-cell office:value-type="float" office:value="0.149578519134096" calcext:value-type="float">
            <text:p>0.149578519134096</text:p>
          </table:table-cell>
          <table:table-cell office:value-type="float" office:value="0.148474198086389" calcext:value-type="float">
            <text:p>0.148474198086389</text:p>
          </table:table-cell>
          <table:table-cell office:value-type="float" office:value="0.148509044240488" calcext:value-type="float">
            <text:p>0.148509044240488</text:p>
          </table:table-cell>
          <table:table-cell office:value-type="float" office:value="0.146443629235562" calcext:value-type="float">
            <text:p>0.146443629235562</text:p>
          </table:table-cell>
          <table:table-cell office:value-type="float" office:value="0.146782120838595" calcext:value-type="float">
            <text:p>0.146782120838595</text:p>
          </table:table-cell>
          <table:table-cell office:value-type="float" office:value="0.147017354118487" calcext:value-type="float">
            <text:p>0.147017354118487</text:p>
          </table:table-cell>
          <table:table-cell office:value-type="float" office:value="0.145496974625659" calcext:value-type="float">
            <text:p>0.145496974625659</text:p>
          </table:table-cell>
          <table:table-cell office:value-type="float" office:value="0.146638388174469" calcext:value-type="float">
            <text:p>0.146638388174469</text:p>
          </table:table-cell>
          <table:table-cell office:value-type="float" office:value="0.144770451285038" calcext:value-type="float">
            <text:p>0.144770451285038</text:p>
          </table:table-cell>
          <table:table-cell office:value-type="float" office:value="0.145177467710965" calcext:value-type="float">
            <text:p>0.145177467710965</text:p>
          </table:table-cell>
          <table:table-cell office:value-type="float" office:value="0.145326708296348" calcext:value-type="float">
            <text:p>0.145326708296348</text:p>
          </table:table-cell>
          <table:table-cell office:value-type="float" office:value="0.145180840278017" calcext:value-type="float">
            <text:p>0.145180840278017</text:p>
          </table:table-cell>
          <table:table-cell office:value-type="float" office:value="0.145179739041262" calcext:value-type="float">
            <text:p>0.145179739041262</text:p>
          </table:table-cell>
          <table:table-cell office:value-type="float" office:value="0.143835162146153" calcext:value-type="float">
            <text:p>0.143835162146153</text:p>
          </table:table-cell>
          <table:table-cell table:number-columns-repeated="1003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office:value-type="float" office:value="0.141314827788595" calcext:value-type="float">
            <text:p>0.141314827788595</text:p>
          </table:table-cell>
          <table:table-cell office:value-type="float" office:value="0.128942751903812" calcext:value-type="float">
            <text:p>0.128942751903812</text:p>
          </table:table-cell>
          <table:table-cell office:value-type="float" office:value="0.147512213794792" calcext:value-type="float">
            <text:p>0.147512213794792</text:p>
          </table:table-cell>
          <table:table-cell office:value-type="float" office:value="0.154641165558914" calcext:value-type="float">
            <text:p>0.154641165558914</text:p>
          </table:table-cell>
          <table:table-cell office:value-type="float" office:value="0.150761889143936" calcext:value-type="float">
            <text:p>0.150761889143936</text:p>
          </table:table-cell>
          <table:table-cell office:value-type="float" office:value="0.152129342492727" calcext:value-type="float">
            <text:p>0.152129342492727</text:p>
          </table:table-cell>
          <table:table-cell office:value-type="float" office:value="0.148965207416915" calcext:value-type="float">
            <text:p>0.148965207416915</text:p>
          </table:table-cell>
          <table:table-cell office:value-type="float" office:value="0.148467652264198" calcext:value-type="float">
            <text:p>0.148467652264198</text:p>
          </table:table-cell>
          <table:table-cell office:value-type="float" office:value="0.148955501783885" calcext:value-type="float">
            <text:p>0.148955501783885</text:p>
          </table:table-cell>
          <table:table-cell office:value-type="float" office:value="0.145908010747509" calcext:value-type="float">
            <text:p>0.145908010747509</text:p>
          </table:table-cell>
          <table:table-cell office:value-type="float" office:value="0.146365248741797" calcext:value-type="float">
            <text:p>0.146365248741797</text:p>
          </table:table-cell>
          <table:table-cell office:value-type="float" office:value="0.146462763850689" calcext:value-type="float">
            <text:p>0.146462763850689</text:p>
          </table:table-cell>
          <table:table-cell office:value-type="float" office:value="0.144360936575463" calcext:value-type="float">
            <text:p>0.144360936575463</text:p>
          </table:table-cell>
          <table:table-cell office:value-type="float" office:value="0.146614154611608" calcext:value-type="float">
            <text:p>0.146614154611608</text:p>
          </table:table-cell>
          <table:table-cell office:value-type="float" office:value="0.143600178158865" calcext:value-type="float">
            <text:p>0.143600178158865</text:p>
          </table:table-cell>
          <table:table-cell office:value-type="float" office:value="0.145304813490363" calcext:value-type="float">
            <text:p>0.145304813490363</text:p>
          </table:table-cell>
          <table:table-cell office:value-type="float" office:value="0.145073326140478" calcext:value-type="float">
            <text:p>0.145073326140478</text:p>
          </table:table-cell>
          <table:table-cell office:value-type="float" office:value="0.14402239841806" calcext:value-type="float">
            <text:p>0.14402239841806</text:p>
          </table:table-cell>
          <table:table-cell office:value-type="float" office:value="0.14470439399954" calcext:value-type="float">
            <text:p>0.14470439399954</text:p>
          </table:table-cell>
          <table:table-cell office:value-type="float" office:value="0.143375281721607" calcext:value-type="float">
            <text:p>0.143375281721607</text:p>
          </table:table-cell>
          <table:table-cell table:number-columns-repeated="1003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office:value-type="float" office:value="0.140826753501823" calcext:value-type="float">
            <text:p>0.140826753501823</text:p>
          </table:table-cell>
          <table:table-cell office:value-type="float" office:value="0.128824713225908" calcext:value-type="float">
            <text:p>0.128824713225908</text:p>
          </table:table-cell>
          <table:table-cell office:value-type="float" office:value="0.147943213046325" calcext:value-type="float">
            <text:p>0.147943213046325</text:p>
          </table:table-cell>
          <table:table-cell office:value-type="float" office:value="0.153845715882313" calcext:value-type="float">
            <text:p>0.153845715882313</text:p>
          </table:table-cell>
          <table:table-cell office:value-type="float" office:value="0.151276768337175" calcext:value-type="float">
            <text:p>0.151276768337175</text:p>
          </table:table-cell>
          <table:table-cell office:value-type="float" office:value="0.150873168501967" calcext:value-type="float">
            <text:p>0.150873168501967</text:p>
          </table:table-cell>
          <table:table-cell office:value-type="float" office:value="0.149083353328121" calcext:value-type="float">
            <text:p>0.149083353328121</text:p>
          </table:table-cell>
          <table:table-cell office:value-type="float" office:value="0.147931458025292" calcext:value-type="float">
            <text:p>0.147931458025292</text:p>
          </table:table-cell>
          <table:table-cell office:value-type="float" office:value="0.148115557888158" calcext:value-type="float">
            <text:p>0.148115557888158</text:p>
          </table:table-cell>
          <table:table-cell office:value-type="float" office:value="0.145391531239123" calcext:value-type="float">
            <text:p>0.145391531239123</text:p>
          </table:table-cell>
          <table:table-cell office:value-type="float" office:value="0.14565665772079" calcext:value-type="float">
            <text:p>0.14565665772079</text:p>
          </table:table-cell>
          <table:table-cell office:value-type="float" office:value="0.14553972612834" calcext:value-type="float">
            <text:p>0.14553972612834</text:p>
          </table:table-cell>
          <table:table-cell office:value-type="float" office:value="0.145187303377757" calcext:value-type="float">
            <text:p>0.145187303377757</text:p>
          </table:table-cell>
          <table:table-cell office:value-type="float" office:value="0.144925310828798" calcext:value-type="float">
            <text:p>0.144925310828798</text:p>
          </table:table-cell>
          <table:table-cell office:value-type="float" office:value="0.143900831809618" calcext:value-type="float">
            <text:p>0.143900831809618</text:p>
          </table:table-cell>
          <table:table-cell office:value-type="float" office:value="0.145472767926518" calcext:value-type="float">
            <text:p>0.145472767926518</text:p>
          </table:table-cell>
          <table:table-cell office:value-type="float" office:value="0.145101914984625" calcext:value-type="float">
            <text:p>0.145101914984625</text:p>
          </table:table-cell>
          <table:table-cell office:value-type="float" office:value="0.143757141832245" calcext:value-type="float">
            <text:p>0.143757141832245</text:p>
          </table:table-cell>
          <table:table-cell office:value-type="float" office:value="0.143837792895105" calcext:value-type="float">
            <text:p>0.143837792895105</text:p>
          </table:table-cell>
          <table:table-cell office:value-type="float" office:value="0.143295948822266" calcext:value-type="float">
            <text:p>0.143295948822266</text:p>
          </table:table-cell>
          <table:table-cell table:number-columns-repeated="1003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office:value-type="float" office:value="0.139695814212708" calcext:value-type="float">
            <text:p>0.139695814212708</text:p>
          </table:table-cell>
          <table:table-cell office:value-type="float" office:value="0.129259191394681" calcext:value-type="float">
            <text:p>0.129259191394681</text:p>
          </table:table-cell>
          <table:table-cell office:value-type="float" office:value="0.146114407044337" calcext:value-type="float">
            <text:p>0.146114407044337</text:p>
          </table:table-cell>
          <table:table-cell office:value-type="float" office:value="0.15449968439488" calcext:value-type="float">
            <text:p>0.15449968439488</text:p>
          </table:table-cell>
          <table:table-cell office:value-type="float" office:value="0.149619502044306" calcext:value-type="float">
            <text:p>0.149619502044306</text:p>
          </table:table-cell>
          <table:table-cell office:value-type="float" office:value="0.150716802833792" calcext:value-type="float">
            <text:p>0.150716802833792</text:p>
          </table:table-cell>
          <table:table-cell office:value-type="float" office:value="0.149209999719133" calcext:value-type="float">
            <text:p>0.149209999719133</text:p>
          </table:table-cell>
          <table:table-cell office:value-type="float" office:value="0.147353388947783" calcext:value-type="float">
            <text:p>0.147353388947783</text:p>
          </table:table-cell>
          <table:table-cell office:value-type="float" office:value="0.147548666681851" calcext:value-type="float">
            <text:p>0.147548666681851</text:p>
          </table:table-cell>
          <table:table-cell office:value-type="float" office:value="0.145157858837133" calcext:value-type="float">
            <text:p>0.145157858837133</text:p>
          </table:table-cell>
          <table:table-cell office:value-type="float" office:value="0.144671789689999" calcext:value-type="float">
            <text:p>0.144671789689999</text:p>
          </table:table-cell>
          <table:table-cell office:value-type="float" office:value="0.144850914149176" calcext:value-type="float">
            <text:p>0.144850914149176</text:p>
          </table:table-cell>
          <table:table-cell office:value-type="float" office:value="0.143856340576998" calcext:value-type="float">
            <text:p>0.143856340576998</text:p>
          </table:table-cell>
          <table:table-cell office:value-type="float" office:value="0.145350327035511" calcext:value-type="float">
            <text:p>0.145350327035511</text:p>
          </table:table-cell>
          <table:table-cell office:value-type="float" office:value="0.143078312799347" calcext:value-type="float">
            <text:p>0.143078312799347</text:p>
          </table:table-cell>
          <table:table-cell office:value-type="float" office:value="0.144806342892978" calcext:value-type="float">
            <text:p>0.144806342892978</text:p>
          </table:table-cell>
          <table:table-cell office:value-type="float" office:value="0.144724375648525" calcext:value-type="float">
            <text:p>0.144724375648525</text:p>
          </table:table-cell>
          <table:table-cell office:value-type="float" office:value="0.144259632960909" calcext:value-type="float">
            <text:p>0.144259632960909</text:p>
          </table:table-cell>
          <table:table-cell office:value-type="float" office:value="0.143969373862682" calcext:value-type="float">
            <text:p>0.143969373862682</text:p>
          </table:table-cell>
          <table:table-cell office:value-type="float" office:value="0.142420918192191" calcext:value-type="float">
            <text:p>0.142420918192191</text:p>
          </table:table-cell>
          <table:table-cell table:number-columns-repeated="1003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office:value-type="float" office:value="0.140892360493774" calcext:value-type="float">
            <text:p>0.140892360493774</text:p>
          </table:table-cell>
          <table:table-cell office:value-type="float" office:value="0.128961045948464" calcext:value-type="float">
            <text:p>0.128961045948464</text:p>
          </table:table-cell>
          <table:table-cell office:value-type="float" office:value="0.148517493027903" calcext:value-type="float">
            <text:p>0.148517493027903</text:p>
          </table:table-cell>
          <table:table-cell office:value-type="float" office:value="0.154905475297529" calcext:value-type="float">
            <text:p>0.154905475297529</text:p>
          </table:table-cell>
          <table:table-cell office:value-type="float" office:value="0.149509154445717" calcext:value-type="float">
            <text:p>0.149509154445717</text:p>
          </table:table-cell>
          <table:table-cell office:value-type="float" office:value="0.150316425826822" calcext:value-type="float">
            <text:p>0.150316425826822</text:p>
          </table:table-cell>
          <table:table-cell office:value-type="float" office:value="0.148608103939562" calcext:value-type="float">
            <text:p>0.148608103939562</text:p>
          </table:table-cell>
          <table:table-cell office:value-type="float" office:value="0.147456279856878" calcext:value-type="float">
            <text:p>0.147456279856878</text:p>
          </table:table-cell>
          <table:table-cell office:value-type="float" office:value="0.147144502440616" calcext:value-type="float">
            <text:p>0.147144502440616</text:p>
          </table:table-cell>
          <table:table-cell office:value-type="float" office:value="0.145360348870858" calcext:value-type="float">
            <text:p>0.145360348870858</text:p>
          </table:table-cell>
          <table:table-cell office:value-type="float" office:value="0.145096556033656" calcext:value-type="float">
            <text:p>0.145096556033656</text:p>
          </table:table-cell>
          <table:table-cell office:value-type="float" office:value="0.145569289820894" calcext:value-type="float">
            <text:p>0.145569289820894</text:p>
          </table:table-cell>
          <table:table-cell office:value-type="float" office:value="0.144181544818228" calcext:value-type="float">
            <text:p>0.144181544818228</text:p>
          </table:table-cell>
          <table:table-cell office:value-type="float" office:value="0.146300905370411" calcext:value-type="float">
            <text:p>0.146300905370411</text:p>
          </table:table-cell>
          <table:table-cell office:value-type="float" office:value="0.142898349135316" calcext:value-type="float">
            <text:p>0.142898349135316</text:p>
          </table:table-cell>
          <table:table-cell office:value-type="float" office:value="0.145867857541922" calcext:value-type="float">
            <text:p>0.145867857541922</text:p>
          </table:table-cell>
          <table:table-cell office:value-type="float" office:value="0.143931937266784" calcext:value-type="float">
            <text:p>0.143931937266784</text:p>
          </table:table-cell>
          <table:table-cell office:value-type="float" office:value="0.144193920275925" calcext:value-type="float">
            <text:p>0.144193920275925</text:p>
          </table:table-cell>
          <table:table-cell office:value-type="float" office:value="0.144498243229845" calcext:value-type="float">
            <text:p>0.144498243229845</text:p>
          </table:table-cell>
          <table:table-cell office:value-type="float" office:value="0.143727507405655" calcext:value-type="float">
            <text:p>0.143727507405655</text:p>
          </table:table-cell>
          <table:table-cell table:number-columns-repeated="100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30T22:03:06.749123682</meta:creation-date>
    <dc:date>2019-12-01T02:14:51.308554913</dc:date>
    <meta:editing-duration>PT59M12S</meta:editing-duration>
    <meta:editing-cycles>5</meta:editing-cycles>
    <meta:generator>LibreOffice/6.3.2.2$Linux_X86_64 LibreOffice_project/30$Build-2</meta:generator>
    <meta:document-statistic meta:table-count="2" meta:cell-count="1866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31cm" svg:height="11.987cm" xlink:href=".." xlink:type="simple" chart:class="chart:scatter" chart:style-name="ch1">
        <chart:title svg:x="5.517cm" svg:y="0.374cm" chart:style-name="ch2">
          <text:p>Global Colour Histogram Mean Average Precision</text:p>
        </chart:title>
        <chart:plot-area chart:style-name="ch3" table:cell-range-address="colourHistogram.Z5:colourHistogram.AA31" svg:x="1.448cm" svg:y="1.398cm" svg:width="19.436cm" svg:height="9.358cm">
          <chartooo:coordinate-region svg:x="2.41cm" svg:y="1.602cm" svg:width="18.269cm" svg:height="8.498cm"/>
          <chart:axis chart:dimension="x" chart:name="primary-x" chart:style-name="ch4">
            <chart:title svg:x="9.585cm" svg:y="10.996cm" chart:style-name="ch5">
              <text:p>Histogram Bin Count</text:p>
            </chart:title>
          </chart:axis>
          <chart:axis chart:dimension="y" chart:name="primary-y" chart:style-name="ch4">
            <chart:title svg:x="0.451cm" svg:y="7.938cm" chart:style-name="ch6">
              <text:p>Mean Average Precision</text:p>
            </chart:title>
            <chart:grid chart:style-name="ch7" chart:class="major"/>
          </chart:axis>
          <chart:series chart:style-name="ch8" chart:values-cell-range-address="colourHistogram.AA5:colourHistogram.AA31" chart:class="chart:scatter">
            <chart:domain table:cell-range-address="colourHistogram.Z5:colourHistogram.Z31"/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olourHistogram.Z5:colourHistogram.Z31</svg:desc>
                </draw:g>
              </table:table-cell>
              <table:table-cell office:value-type="float" office:value="0.1204">
                <text:p>0.1204</text:p>
                <draw:g>
                  <svg:desc>colourHistogram.AA5:colourHistogram.AA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1049">
                <text:p>0.10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1446">
                <text:p>0.14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1381">
                <text:p>0.13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1235">
                <text:p>0.12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132">
                <text:p>0.1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136">
                <text:p>0.1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1288">
                <text:p>0.12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1265">
                <text:p>0.12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1299">
                <text:p>0.12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1303">
                <text:p>0.13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1234">
                <text:p>0.12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0.1264">
                <text:p>0.12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0.1131">
                <text:p>0.11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0.1186">
                <text:p>0.11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0.1203">
                <text:p>0.12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0.1113">
                <text:p>0.11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">
                <text:p>28</text:p>
              </table:table-cell>
              <table:table-cell office:value-type="float" office:value="0.1098">
                <text:p>0.10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">
                <text:p>30</text:p>
              </table:table-cell>
              <table:table-cell office:value-type="float" office:value="0.1049">
                <text:p>0.10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">
                <text:p>32</text:p>
              </table:table-cell>
              <table:table-cell office:value-type="float" office:value="0.1015">
                <text:p>0.10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">
                <text:p>34</text:p>
              </table:table-cell>
              <table:table-cell office:value-type="float" office:value="0.0998">
                <text:p>0.09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">
                <text:p>36</text:p>
              </table:table-cell>
              <table:table-cell office:value-type="float" office:value="0.1028">
                <text:p>0.10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8">
                <text:p>38</text:p>
              </table:table-cell>
              <table:table-cell office:value-type="float" office:value="0.1008">
                <text:p>0.10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2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opacity draw:name="ChartTransparencyGradient_20_1" draw:display-name="ChartTransparencyGradient 1" draw:style="linear" draw:start="100%" draw:end="0%" draw:angle="0" draw:border="0%"/>
    <draw:opacity draw:name="ChartTransparencyGradient_20_2" draw:display-name="ChartTransparencyGradient 2" draw:style="axial" draw:start="100%" draw:end="0%" draw:angle="0" draw:border="0%"/>
    <draw:opacity draw:name="ChartTransparencyGradient_20_3" draw:display-name="ChartTransparencyGradient 3" draw:style="radial" draw:cx="50%" draw:cy="50%" draw:start="100%" draw:end="0%" draw:border="0%"/>
  </office:styles>
</office:document-styles>
</file>